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1.24pt"/>
    </style:style>
    <style:style style:name="co2" style:family="table-column">
      <style:table-column-properties fo:break-before="auto" style:column-width="303.25pt"/>
    </style:style>
    <style:style style:name="co3" style:family="table-column">
      <style:table-column-properties fo:break-before="auto" style:column-width="64.4pt"/>
    </style:style>
    <style:style style:name="co4" style:family="table-column">
      <style:table-column-properties fo:break-before="auto" style:column-width="132.75pt"/>
    </style:style>
    <style:style style:name="co5" style:family="table-column">
      <style:table-column-properties fo:break-before="auto" style:column-width="117.04pt"/>
    </style:style>
    <style:style style:name="co6" style:family="table-column">
      <style:table-column-properties fo:break-before="auto" style:column-width="95.84pt"/>
    </style:style>
    <style:style style:name="co7" style:family="table-column">
      <style:table-column-properties fo:break-before="auto" style:column-width="119.99pt"/>
    </style:style>
    <style:style style:name="co8" style:family="table-column">
      <style:table-column-properties fo:break-before="auto" style:column-width="72pt"/>
    </style:style>
    <style:style style:name="co9" style:family="table-column">
      <style:table-column-properties fo:break-before="auto" style:column-width="246.7pt"/>
    </style:style>
    <style:style style:name="co10" style:family="table-column">
      <style:table-column-properties fo:break-before="auto" style:column-width="27.5pt"/>
    </style:style>
    <style:style style:name="co11" style:family="table-column">
      <style:table-column-properties fo:break-before="auto" style:column-width="43.2pt"/>
    </style:style>
    <style:style style:name="co12" style:family="table-column">
      <style:table-column-properties fo:break-before="auto" style:column-width="425.06pt"/>
    </style:style>
    <style:style style:name="co13" style:family="table-column">
      <style:table-column-properties fo:break-before="auto" style:column-width="207.41pt"/>
    </style:style>
    <style:style style:name="co14" style:family="table-column">
      <style:table-column-properties fo:break-before="auto" style:column-width="97.4pt"/>
    </style:style>
    <style:style style:name="co15" style:family="table-column">
      <style:table-column-properties fo:break-before="auto" style:column-width="94.25pt"/>
    </style:style>
    <style:style style:name="co16" style:family="table-column">
      <style:table-column-properties fo:break-before="auto" style:column-width="432pt"/>
    </style:style>
    <style:style style:name="ro1" style:family="table-row">
      <style:table-row-properties style:row-height="47.99pt" fo:break-before="auto" style:use-optimal-row-height="false"/>
    </style:style>
    <style:style style:name="ro2" style:family="table-row">
      <style:table-row-properties style:row-height="25.34pt" fo:break-before="auto" style:use-optimal-row-height="true"/>
    </style:style>
    <style:style style:name="ro3" style:family="table-row">
      <style:table-row-properties style:row-height="12.76pt" fo:break-before="auto" style:use-optimal-row-height="false"/>
    </style:style>
    <style:style style:name="ro4" style:family="table-row">
      <style:table-row-properties style:row-height="37.3pt" fo:break-before="auto" style:use-optimal-row-height="true"/>
    </style:style>
    <style:style style:name="ro5" style:family="table-row">
      <style:table-row-properties style:row-height="12.84pt" fo:break-before="auto" style:use-optimal-row-height="true"/>
    </style:style>
    <style:style style:name="ro6" style:family="table-row">
      <style:table-row-properties style:row-height="13.41pt" fo:break-before="auto" style:use-optimal-row-height="true"/>
    </style:style>
    <style:style style:name="ta1" style:family="table" style:master-page-name="PageStyle_5f_Attached_20_Document">
      <style:table-properties table:display="true" style:writing-mode="lr-tb"/>
    </style:style>
    <number:text-style style:name="N100">
      <number:text-content/>
    </number:text-style>
    <style:style style:name="ce1" style:family="table-cell" style:parent-style-name="Default">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style>
    <style:style style:name="ce7" style:family="table-cell" style:parent-style-name="Default">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0" style:family="table-cell" style:parent-style-name="Default" style:data-style-name="N100">
      <style:table-cell-properties style:glyph-orientation-vertical="0" fo:border-bottom="0.99pt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 style:family="table-cell" style:parent-style-name="Default">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13" style:family="table-cell" style:parent-style-name="Default" style:data-style-name="N100">
      <style:table-cell-properties style:glyph-orientation-vertical="0" fo:border-bottom="0.99pt solid #000000" fo:background-color="#ffff0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style>
    <style:style style:name="ce16" style:family="table-cell" style:parent-style-name="Default">
      <style:table-cell-properties style:glyph-orientation-vertical="0" fo:background-color="#ccffcc"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7"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18" style:family="table-cell" style:parent-style-name="Default" style:data-style-name="N100">
      <style:table-cell-properties style:glyph-orientation-vertical="0" fo:background-color="#f898c8"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style>
    <style:style style:name="ce20" style:family="table-cell" style:parent-style-name="Default" style:data-style-name="N100">
      <style:table-cell-properties style:glyph-orientation-vertical="0" style:text-align-source="value-type" style:repeat-content="false"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 style:family="table-cell" style:parent-style-name="Default" style:data-style-name="N100">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100">
      <style:table-cell-properties style:glyph-orientation-vertical="0" fo:background-color="#cbfbcb"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 style:family="table-cell" style:parent-style-name="Default" style:data-style-name="N100">
      <style:table-cell-properties style:glyph-orientation-vertical="0" fo:background-color="#cbfbcb"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4"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ffffff" style:text-outline="false" style:text-line-through-style="none" style:font-name="Arial3" fo:font-size="10pt" fo:font-style="normal" fo:text-shadow="none" style:text-underline-style="none" fo:font-weight="bold" style:font-size-asian="10pt" style:font-style-asian="normal" style:font-weight-asian="bold" style:font-name-complex="Arial3" style:font-size-complex="10pt" style:font-style-complex="normal" style:font-weight-complex="bold"/>
    </style:style>
    <style:style style:name="ce25" style:family="table-cell" style:parent-style-name="Default">
      <style:table-cell-properties style:glyph-orientation-vertical="0" fo:background-color="#f898c8"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glyph-orientation-vertical="0" fo:background-color="#cbfbcb"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8" style:family="table-cell" style:parent-style-name="Default">
      <style:table-cell-properties style:glyph-orientation-vertical="0" fo:background-color="#ccffcc" style:cell-protect="none" style:print-content="true" style:text-align-source="value-type" style:repeat-content="false"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9" style:family="table-cell" style:parent-style-name="Default" style:data-style-name="N100">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0" style:family="table-cell" style:parent-style-name="Default" style:data-style-name="N100">
      <style:table-cell-properties style:glyph-orientation-vertical="0" fo:border-bottom="0.99pt solid #000000" fo:background-color="#c0c0c0"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 style:family="table-cell" style:parent-style-name="Default">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2" style:family="table-cell" style:parent-style-name="Default">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3" style:family="table-cell" style:parent-style-name="Default">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4" style:family="table-cell" style:parent-style-name="Default" style:data-style-name="N100">
      <style:table-cell-properties style:glyph-orientation-vertical="0" fo:background-color="#f898c8"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end"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 style:family="table-cell" style:parent-style-name="Default" style:data-style-name="N100">
      <style:table-cell-properties style:glyph-orientation-vertical="0" fo:background-color="#cbfbcb"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8" style:family="table-cell" style:parent-style-name="Default">
      <style:table-cell-properties style:glyph-orientation-vertical="0" fo:background-color="#cbfbcb" style:cell-protect="none" style:print-content="true" style:text-align-source="fix" style:repeat-content="false" fo:wrap-option="wrap" style:direction="ltr" style:rotation-angle="0" style:rotation-align="none" style:shrink-to-fit="false" style:vertical-align="top"/>
      <style:paragraph-properties fo:text-align="end"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39" style:family="table-cell" style:parent-style-name="Default" style:data-style-name="N100">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 style:family="table-cell" style:parent-style-name="Default" style:data-style-name="N100">
      <style:table-cell-properties style:glyph-orientation-vertical="0" fo:background-color="#3366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2" style:family="table-cell" style:parent-style-name="Default">
      <style:table-cell-properties style:glyph-orientation-vertical="0" fo:border-bottom="0.99pt solid #000000" fo:background-color="#c0c0c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pt" style:writing-mode="page"/>
      <style:text-properties fo:color="#000000"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pt" style:writing-mode="page"/>
      <style:text-properties fo:color="#000000" style:text-outline="false" style:text-line-through-styl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gr1"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wrap" draw:shadow="visible" draw:shadow-offset-x="0.99pt" draw:shadow-offset-y="0.99pt"/>
    </style:style>
    <style:style style:name="gr2" style:family="graphic">
      <style:graphic-properties draw:stroke="solid" svg:stroke-width="0.74pt" svg:stroke-color="#000000" draw:stroke-linejoin="miter" draw:fill="solid" draw:fill-color="#ffffe1" draw:textarea-horizontal-align="justify" draw:textarea-vertical-align="top" draw:auto-grow-height="false" draw:auto-grow-width="false" fo:padding-top="1.59pt" fo:padding-bottom="1.59pt" fo:padding-left="1.59pt" fo:padding-right="1.59pt" fo:wrap-option="no-wrap" draw:shadow="visible" draw:shadow-offset-x="0.99pt" draw:shadow-offset-y="0.99pt"/>
    </style:style>
    <style:style style:name="P1" style:family="paragraph">
      <style:paragraph-properties fo:text-align="start" style:writing-mode="lr-tb"/>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fo:hyphenate="false"/>
    </style:style>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language="en" fo:country="US" fo:font-style="normal" fo:text-shadow="none" style:text-underline-style="none" fo:font-weight="normal" style:text-underline-mode="continuous" style:text-line-through-mode="continuous" style:font-name-asian="Arial Unicode MS" style:font-size-asian="10pt" style:language-asian="zxx" style:country-asian="none" style:font-style-asian="normal" style:font-weight-asian="normal" style:font-name-complex="Arial1" style:font-size-complex="10pt" style:language-complex="zxx" style:country-complex="none" style:font-style-complex="normal" style:font-weight-complex="normal" style:text-emphasize="none" style:font-relief="none"/>
    </style:style>
    <style:style style:name="T3" style:family="text">
      <style:text-properties fo:color="#000000" style:text-outline="false" style:text-line-through-style="none" style:text-position="0% 100%"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outline="false" style:text-line-through-style="none" style:text-position="0% 100%" style:font-name="Arial1" fo:font-size="8pt" fo:language="en" fo:country="US" fo:font-style="normal" fo:text-shadow="none" style:text-underline-style="none" fo:font-weight="normal" style:text-underline-mode="continuous" style:text-line-through-mode="continuous" style:font-name-asian="Arial Unicode MS" style:font-size-asian="8pt" style:language-asian="zxx" style:country-asian="none" style:font-style-asian="normal" style:font-weight-asian="normal" style:font-name-complex="Arial1" style:font-size-complex="8pt" style:language-complex="zxx" style:country-complex="none" style:font-style-complex="normal" style:font-weight-complex="normal" style:text-emphasize="none" style:font-relief="none"/>
    </style:style>
  </office:automatic-styles>
  <office:body>
    <office:spreadsheet>
      <table:calculation-settings table:case-sensitive="false" table:use-regular-expressions="false"/>
      <table:table table:name="Attached Document" table:style-name="ta1" table:print-ranges="'Attached Document'.A2:'Attached Document'.AE10">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default-cell-style-name="ce3"/>
        <table:table-column table:style-name="co7" table:default-cell-style-name="ce3"/>
        <table:table-column table:style-name="co3" table:number-columns-repeated="2" table:default-cell-style-name="ce3"/>
        <table:table-column table:style-name="co8" table:default-cell-style-name="ce3"/>
        <table:table-column table:style-name="co3" table:number-columns-repeated="2" table:default-cell-style-name="ce3"/>
        <table:table-column table:style-name="co9" table:default-cell-style-name="ce3"/>
        <table:table-column table:style-name="co10" table:default-cell-style-name="ce20"/>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1" table:default-cell-style-name="ce3"/>
        <table:table-column table:style-name="co3" table:number-columns-repeated="2" table:default-cell-style-name="ce3"/>
        <table:table-column table:style-name="co15" table:default-cell-style-name="ce3"/>
        <table:table-column table:style-name="co8" table:number-columns-repeated="8" table:default-cell-style-name="ce3"/>
        <table:table-column table:style-name="co16" table:default-cell-style-name="ce3"/>
        <table:table-column table:style-name="co3" table:number-columns-repeated="205" table:default-cell-style-name="ce3"/>
        <table:table-column table:style-name="co3" table:number-columns-repeated="19" table:default-cell-style-name="ce6"/>
        <table:table-row table:style-name="ro1">
          <table:table-cell table:style-name="ce1" office:value-type="string">
            <office:annotation draw:style-name="gr1" draw:text-style-name="P1" svg:width="297.35pt" svg:height="217.73pt" svg:x="226.97pt" svg:y="7.85pt" draw:caption-point-x="-226.97pt" draw:caption-point-y="-7.85pt">
              <dc:date>2006-09-28T00:00:00</dc:date>
              <text:p text:style-name="P1"><text:span text:style-name="T1">UBL Name:</text:span></text:p>
              <text:p text:style-name="P1"><text:span text:style-name="T1">These are derived from the rules of the UBL Naming and Design Rules subcommittee.</text:span></text:p>
              <text:p text:style-name="P1"><text:span text:style-name="T1">The formula used here is not the definitive <text:s/>version. The definitive UBL Name is generated automatically when the schemas are created.</text:span></text:p>
              <text:p text:style-name="P1"><text:span text:style-name="T1">This value is provided here for guidance only. <text:s/>If any disparity exists between the UBL Name here and those in the schemas, the schema should be considered the correct UBL Name.</text:span></text:p>
              <text:p text:style-name="P2"><text:span text:style-name="T2"/></text:p>
              <text:p text:style-name="P1"><text:span text:style-name="T1">(NB columns with grey headings are not part of the normative schemas)</text:span></text:p>
            </office:annotation>
            <text:p>UBL Name</text:p>
          </table:table-cell>
          <table:table-cell table:style-name="ce1" office:value-type="string">
            <office:annotation draw:style-name="gr1" draw:text-style-name="P1" svg:width="156.59pt" svg:height="217.73pt" svg:x="484.44pt" svg:y="7.85pt" draw:caption-point-x="-484.44pt" draw:caption-point-y="-7.85pt">
              <dc:date>2006-09-28T00:00:00</dc:date>
              <text:p text:style-name="P1"><text:span text:style-name="T1">BIE Dictionary Entry Name:</text:span></text:p>
              <text:p text:style-name="P1"><text:span text:style-name="T1">These are built following the rules of the ebXML Core Component Technical Specification.</text:span></text:p>
              <text:p text:style-name="P1"><text:span text:style-name="T1">This is the unique official name of the Business Information Entity in the dictionary. </text:span></text:p>
            </office:annotation>
            <text:p>Dictionary Entry Name</text:p>
          </table:table-cell>
          <table:table-cell table:style-name="ce1" office:value-type="string">
            <office:annotation draw:style-name="gr1" draw:text-style-name="P1" svg:width="178.41pt" svg:height="217.73pt" svg:x="561.94pt" svg:y="7.85pt" draw:caption-point-x="-561.94pt" draw:caption-point-y="-7.85pt">
              <dc:date>2006-09-28T00:00:00</dc:date>
              <text:p text:style-name="P1"><text:span text:style-name="T1">Object Class Qualifier:</text:span></text:p>
              <text:p text:style-name="P1"><text:span text:style-name="T1">A qualifier is a word or words which help define and differentiate a Business Information Entity fromother Business Information Entities. </text:span></text:p>
              <text:p text:style-name="P1"><text:span text:style-name="T1">For example, when the BIE is used in another context.</text:span></text:p>
            </office:annotation>
            <text:p>Object Class Qualifier</text:p>
          </table:table-cell>
          <table:table-cell table:style-name="ce10" office:value-type="string">
            <office:annotation draw:style-name="gr1" draw:text-style-name="P1" svg:width="148.76pt" svg:height="217.73pt" svg:x="686.32pt" svg:y="7.85pt" draw:caption-point-x="-686.32pt" draw:caption-point-y="-7.85pt">
              <dc:date>2006-09-28T00:00:00</dc:date>
              <text:p text:style-name="P1"><text:span text:style-name="T1">Object Class:</text:span></text:p>
              <text:p text:style-name="P1"><text:span text:style-name="T1">The use of this metadata is specified by the ebXML CCTS which in turn extends the ISO 11179 naming rules.</text:span></text:p>
              <text:p text:style-name="P1"><text:span text:style-name="T1">An Object Class represents the logical data grouping or aggregation (in a logical data model) to which a Property belongs. Object Classes have explicit boundaries and meaning and their Properties and behaviour follow the same rules. </text:span></text:p>
              <text:p text:style-name="P1"><text:span text:style-name="T1">Each Object Class is an ABIE. We also refer to these things Re-usable Types, and they are also known as Classes (to the UML) or Tables/Entities (to database designers). <text:s/></text:span></text:p>
            </office:annotation>
            <text:p>Object Class</text:p>
          </table:table-cell>
          <table:table-cell table:style-name="ce11" office:value-type="string">
            <office:annotation draw:style-name="gr2" draw:text-style-name="P1" svg:width="595.62pt" svg:height="63.95pt" svg:x="797.5pt" svg:y="2.1pt" draw:caption-point-x="-797.5pt" draw:caption-point-y="-2.1pt">
              <dc:date>2006-09-28T00:00:00</dc:date>
              <text:p text:style-name="P1"><text:span text:style-name="T3">Property Qualifier:</text:span></text:p>
              <text:p text:style-name="P1"><text:span text:style-name="T3">The use of this metadata is specified by the ebXML CCTS which in turn extends the ISO 11179 naming rules.</text:span></text:p>
              <text:p text:style-name="P1"><text:span text:style-name="T3">A qualifier is a word or words that help define and differentiate a Business Information Entity from other Business Information Entities. </text:span></text:p>
              <text:p text:style-name="P1"><text:span text:style-name="T3">Qualifiers specialise or modify the Property Term. <text:s/>For example, when the BIE is used in another context.</text:span></text:p>
              <text:p text:style-name="P1"><text:span text:style-name="T3">A guide for use is if the word (or words) expresses "a type of" or specialization <text:s/>relationship to the property term then the word (or words) are qualifiers. This implies that adjectives are likely to be qualifiers.</text:span></text:p>
              <text:p text:style-name="P1"><text:span text:style-name="T3">For example: <text:s/>Postal is a type of Zone used in an Address.</text:span></text:p>
              <text:p text:style-name="P2"><text:span text:style-name="T4"/></text:p>
            </office:annotation>
            <text:p>Property Term Qualifier</text:p>
          </table:table-cell>
          <table:table-cell table:style-name="ce13" office:value-type="string">
            <office:annotation draw:style-name="gr2" draw:text-style-name="P1" svg:width="307.5pt" svg:height="142.24pt" svg:x="892.97pt" svg:y="2.1pt" draw:caption-point-x="-892.97pt" draw:caption-point-y="-2.1pt">
              <dc:date>2006-09-28T00:00:00</dc:date>
              <text:p text:style-name="P1"><text:span text:style-name="T3">Property Term Possessive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ossessive Noun</text:p>
          </table:table-cell>
          <table:table-cell table:style-name="ce13" office:value-type="string">
            <office:annotation draw:style-name="gr2" draw:text-style-name="P1" svg:width="307.56pt" svg:height="142.24pt" svg:x="957.09pt" svg:y="2.1pt" draw:caption-point-x="-957.09pt" draw:caption-point-y="-2.1pt">
              <dc:date>2006-09-28T00:00:00</dc:date>
              <text:p text:style-name="P1"><text:span text:style-name="T3">Property Term Primary Noun.</text:span></text:p>
              <text:p text:style-name="P1"><text:span text:style-name="T3">To improve consistency of naming property terms, UBL has introduced the idea of explicitly identifying possessive nouns. <text:s/>This is an extension of the ebXML CCTS.</text:span></text:p>
              <text:p text:style-name="P1"><text:span text:style-name="T3">A Property Term may consist of one or more possessive nouns preceding the primary noun. <text:s/>This principle refines the Property Term to make it a more meaningful and consistent business name.</text:span></text:p>
              <text:p text:style-name="P1"><text:span text:style-name="T3">A guide for use is to take any multi-word Property Terms and try and form a statement that says "PropertyTermPrimaryNoun OF THE PropertyTermPossessive" or "PropertyTermPossessive's PropertyTermPrimaryNoun". If this makes grammatical sense then the word is a possessive noun. <text:s/>If not then the word is likely to be a Qualifier. This suggests that non-nouns (such as adjectives) are likely to be qualifiers.</text:span></text:p>
              <text:p text:style-name="P1"><text:span text:style-name="T3">For example, the statement "Name OF THE Street" or "Street's Name" makes sense for an Address.StreetName. So Street is the called the Possessive Noun and Name is the Primary Noun. </text:span></text:p>
            </office:annotation>
            <text:p>Property Term Primary Noun</text:p>
          </table:table-cell>
          <table:table-cell table:style-name="ce1" office:value-type="string">
            <office:annotation draw:style-name="gr2" draw:text-style-name="P1" svg:width="440.05pt" svg:height="97.4pt" svg:x="1083.15pt" svg:y="2.1pt" draw:caption-point-x="-1083.15pt" draw:caption-point-y="-2.1pt">
              <dc:date>2006-09-28T00:00:00</dc:date>
              <text:p text:style-name="P1"><text:span text:style-name="T3">Property Term.</text:span></text:p>
              <text:p text:style-name="P1"><text:span text:style-name="T3">The use of this metadata is specified by the ebXML CCTS which in turn extends the ISO 11179 naming rules.</text:span></text:p>
              <text:p text:style-name="P1"><text:span text:style-name="T3">Property Term represents the distinguishing characteristic or Property of the Object Class and shall occur naturally in the definition. </text:span></text:p>
              <text:p text:style-name="P1"><text:span text:style-name="T3">Also known as an attribute (to database designers). <text:s/>The combination of Object Class and its Property Term, should give the basic semantic meaning of the item.</text:span></text:p>
              <text:p text:style-name="P1"><text:span text:style-name="T3">In UBL's implementation the Property Term is constructed from the Primary Noun preceded by any Possessive Nouns.</text:span></text:p>
              <text:p text:style-name="P2"><text:span text:style-name="T4"/></text:p>
            </office:annotation>
            <text:p>Property Term</text:p>
          </table:table-cell>
          <table:table-cell table:style-name="ce1" office:value-type="string">
            <office:annotation draw:style-name="gr1" draw:text-style-name="P1" svg:width="104.06pt" svg:height="217.73pt" svg:x="1147.29pt" svg:y="7.85pt" draw:caption-point-x="-1147.29pt" draw:caption-point-y="-7.85pt">
              <dc:date>2006-09-28T00:00:00</dc:date>
              <text:p text:style-name="P1"><text:span text:style-name="T1">Representation Term:</text:span></text:p>
              <text:p text:style-name="P1"><text:span text:style-name="T1">The use of this metadata is specified by the ebXML CCTS which in turn extends the ISO 11179 naming rules.</text:span></text:p>
              <text:p text:style-name="P1"><text:span text:style-name="T1">A Representation Term <text:s/>is an element of the name which describes the form in which the property is represented. </text:span></text:p>
            </office:annotation>
            <text:p>Representation Term</text:p>
          </table:table-cell>
          <table:table-cell table:style-name="ce1"/>
          <table:table-cell table:style-name="ce1" office:value-type="string">
            <text:p>Data Type</text:p>
          </table:table-cell>
          <table:table-cell table:style-name="ce1" office:value-type="string">
            <office:annotation draw:style-name="gr1" draw:text-style-name="P1" svg:width="246.05pt" svg:height="217.73pt" svg:x="1339.8pt" svg:y="7.85pt" draw:caption-point-x="-1339.8pt" draw:caption-point-y="-7.85pt">
              <dc:date>2006-09-28T00:00:00</dc:date>
              <text:p text:style-name="P1"><text:span text:style-name="T1">Associated Object Class Qualifier:</text:span></text:p>
              <text:p text:style-name="P1"><text:span text:style-name="T1">A qualifier is a word or words which help define and differentiate a Business Information Entity fromother Business Information Entities. For example, when the BIE is used in another context.</text:span></text:p>
              <text:p text:style-name="P1"><text:span text:style-name="T1">Associated Object Class Qualifiers describe the 'context' of the relationship with another ABIE. <text:s/>That is, it is the role this Object Class plays within its association with another Object Class. In such cases, they then duplicate the Property Class Qualifier.</text:span></text:p>
            </office:annotation>
            <text:p>Associated Object Class Qualifier</text:p>
          </table:table-cell>
          <table:table-cell table:style-name="ce11" office:value-type="string">
            <office:annotation draw:style-name="gr1" draw:text-style-name="P1" svg:width="222.26pt" svg:height="217.73pt" svg:x="1437.59pt" svg:y="7.85pt" draw:caption-point-x="-1437.59pt" draw:caption-point-y="-7.85pt">
              <dc:date>2006-09-28T00:00:00</dc:date>
              <text:p text:style-name="P1"><text:span text:style-name="T1">Associated Object Class:</text:span></text:p>
              <text:p text:style-name="P1"><text:span text:style-name="T1">Associated Object Class <text:s/>is the Object Class at the other end of this association.</text:span></text:p>
              <text:p text:style-name="P1"><text:span text:style-name="T1">It will refer to another ABIE in this model.</text:span></text:p>
            </office:annotation>
            <text:p>Associated Object Class</text:p>
          </table:table-cell>
          <table:table-cell table:style-name="ce1" office:value-type="string">
            <office:annotation draw:style-name="gr1" draw:text-style-name="P1" svg:width="55.53pt" svg:height="217.73pt" svg:x="1643.5pt" svg:y="7.85pt" draw:caption-point-x="-1643.5pt" draw:caption-point-y="-7.85pt">
              <dc:date>2006-09-28T00:00:00</dc:date>
              <text:p text:style-name="P1"><text:span text:style-name="T1">Business Term: (Optional). This is a synonym term under which the Business Information Entity is commonly known and used in the business for a specific Context. A Business Information Entity may have several Business Terms or synonyms. </text:span></text:p>
              <text:p text:style-name="P1"><text:span text:style-name="T1">These may be used to 'map' BIEs to a controlled vocabulary, other vocabularies or labels for forms presentation.</text:span></text:p>
            </office:annotation>
            <text:p>Alternative Business Terms</text:p>
          </table:table-cell>
          <table:table-cell table:style-name="ce10" office:value-type="string">
            <office:annotation draw:style-name="gr1" draw:text-style-name="P1" svg:width="368.87pt" svg:height="217.73pt" svg:x="1674.03pt" svg:y="7.85pt" draw:caption-point-x="-1674.03pt" draw:caption-point-y="-7.85pt">
              <dc:date>2006-09-28T00:00:00</dc:date>
              <text:p text:style-name="P1"><text:span text:style-name="T1">Cardinality:</text:span></text:p>
              <text:p text:style-name="P1"><text:span text:style-name="T1">The optionality and/or potential occurrences of the BIE.</text:span></text:p>
              <text:p text:style-name="P1"><text:span text:style-name="T1">0..1 – optional and only one</text:span></text:p>
              <text:p text:style-name="P1"><text:span text:style-name="T1">1..1 – mandatory and only one</text:span></text:p>
              <text:p text:style-name="P1"><text:span text:style-name="T1">0..n – optional and maximum of <text:s/>n</text:span></text:p>
              <text:p text:style-name="P1"><text:span text:style-name="T1">1..n - mandatory and maximum of n.</text:span></text:p>
              <text:p text:style-name="P1"><text:span text:style-name="T1">where n is unlimited or a specified number.</text:span></text:p>
            </office:annotation>
            <text:p>Cardinality</text:p>
          </table:table-cell>
          <table:table-cell table:style-name="ce1" office:value-type="string">
            <office:annotation draw:style-name="gr1" draw:text-style-name="P1" svg:width="508.22pt" svg:height="217.73pt" svg:x="1787.44pt" svg:y="7.85pt" draw:caption-point-x="-1787.44pt" draw:caption-point-y="-7.85pt">
              <dc:date>2006-09-28T00:00:00</dc:date>
              <text:p text:style-name="P1"><text:span text:style-name="T1">BIE Type:</text:span></text:p>
              <text:p text:style-name="P1"><text:span text:style-name="T1">There are three choices here: <text:s/></text:span></text:p>
              <text:p text:style-name="P1"><text:span text:style-name="T1">Basic (BBIE – white rows), </text:span></text:p>
              <text:p text:style-name="P1"><text:span text:style-name="T1">Associate(ASBIE- green rows) or </text:span></text:p>
              <text:p text:style-name="P1"><text:span text:style-name="T1">Aggregate BIE (ABIE -pink rows).</text:span></text:p>
              <text:p text:style-name="P2"><text:span text:style-name="T2"/></text:p>
              <text:p text:style-name="P1"><text:span text:style-name="T1">This column is used to automatically generate the XSD schemas. (the program cannot read colours!)</text:span></text:p>
            </office:annotation>
            <text:p>Component Type</text:p>
          </table:table-cell>
          <table:table-cell table:style-name="ce13" office:value-type="string">
            <office:annotation draw:style-name="gr1" draw:text-style-name="P1" svg:width="244.15pt" svg:height="217.73pt" svg:x="2171.06pt" svg:y="7.85pt" draw:caption-point-x="-2171.06pt" draw:caption-point-y="-7.85pt">
              <dc:date>2006-09-28T00:00:00</dc:date>
              <text:p text:style-name="P1"><text:span text:style-name="T1">UBL Definition:</text:span></text:p>
              <text:p text:style-name="P1"><text:span text:style-name="T1">This is the unique semantic business meaning of that Business Information Entity. </text:span></text:p>
            </office:annotation>
            <text:p>Definition</text:p>
          </table:table-cell>
          <table:table-cell table:style-name="ce30" office:value-type="string">
            <text:p>Examples</text:p>
          </table:table-cell>
          <table:table-cell table:style-name="ce30" office:value-type="string">
            <text:p>UN/TDED Code</text:p>
          </table:table-cell>
          <table:table-cell table:style-name="ce30" office:value-type="string">
            <text:p>Current Version</text:p>
          </table:table-cell>
          <table:table-cell table:style-name="ce39" office:value-type="string">
            <office:annotation draw:style-name="gr1" draw:text-style-name="P1" svg:width="126pt" svg:height="217.73pt" svg:x="2554.47pt" svg:y="7.85pt" draw:caption-point-x="-2554.47pt" draw:caption-point-y="-7.85pt">
              <dc:date>2006-09-28T00:00:00</dc:date>
              <text:p text:style-name="P1"><text:span text:style-name="T1">Analyst Notes:</text:span></text:p>
              <text:p text:style-name="P1"><text:span text:style-name="T1">This is a list of comments, queries and notes made as the work is done.</text:span></text:p>
              <text:p text:style-name="P1"><text:span text:style-name="T1">It is not part of the normative schemas</text:span></text:p>
            </office:annotation>
            <text:p>Analyst Notes</text:p>
          </table:table-cell>
          <table:table-cell table:style-name="ce39" office:value-type="string">
            <office:annotation draw:style-name="gr1" draw:text-style-name="P1" svg:width="127.53pt" svg:height="217.73pt" svg:x="2624.91pt" svg:y="7.85pt" draw:caption-point-x="-2624.91pt" draw:caption-point-y="-7.85pt">
              <dc:date>2006-09-28T00:00:00</dc:date>
              <text:p text:style-name="P1"><text:span text:style-name="T1">Core Component UID:</text:span></text:p>
              <text:p text:style-name="P1"><text:span text:style-name="T1">This is the UID of the correlated core component, in those cases where a direct correlation exists. <text:s/>This information is found in the current Core Component Catalog.</text:span></text:p>
            </office:annotation>
            <text:p>Candidate CC ID</text:p>
          </table:table-cell>
          <table:table-cell table:style-name="ce42" office:value-type="string">
            <text:p>Context: Business Process</text:p>
          </table:table-cell>
          <table:table-cell table:style-name="ce42" office:value-type="string">
            <text:p>Context: Region (Geopolitical)</text:p>
          </table:table-cell>
          <table:table-cell table:style-name="ce42" office:value-type="string">
            <text:p>Context: Official Constraints</text:p>
          </table:table-cell>
          <table:table-cell table:style-name="ce42" office:value-type="string">
            <text:p>Context: Product</text:p>
          </table:table-cell>
          <table:table-cell table:style-name="ce42" office:value-type="string">
            <text:p>Context: Industry</text:p>
          </table:table-cell>
          <table:table-cell table:style-name="ce42" office:value-type="string">
            <text:p>Context: Role</text:p>
          </table:table-cell>
          <table:table-cell table:style-name="ce42" office:value-type="string">
            <text:p>Context: Supporting Role</text:p>
          </table:table-cell>
          <table:table-cell table:style-name="ce42" office:value-type="string">
            <text:p>Context: System Constraint</text:p>
          </table:table-cell>
          <table:table-cell table:style-name="ce42" office:value-type="string">
            <text:p>Editor's Notes</text:p>
          </table:table-cell>
          <table:table-cell table:style-name="ce42" office:value-type="string">
            <text:p>Change for UBL 2.0 Update Package</text:p>
          </table:table-cell>
          <table:table-cell table:style-name="ce8" table:number-columns-repeated="113"/>
          <table:table-cell table:number-columns-repeated="111"/>
        </table:table-row>
        <table:table-header-rows>
          <table:table-row table:style-name="ro2">
            <table:table-cell table:style-name="ce2" table:formula="oooc:=SUBSTITUTE(SUBSTITUTE(CONCATENATE(IF([.C2]=&quot;&quot;;&quot;&quot;;CONCATENATE([.C2];&quot;&quot;));&quot;&quot;;[.D2]);&quot; &quot;;&quot;&quot;);&quot;'&quot;;&quot;&quot;)" office:value-type="string" office:string-value="AttachedDocument">
              <text:p>AttachedDocument</text:p>
            </table:table-cell>
            <table:table-cell table:style-name="ce2" office:value-type="string">
              <text:p>Attached Document. Details</text:p>
            </table:table-cell>
            <table:table-cell table:style-name="ce7"/>
            <table:table-cell table:style-name="ce7" office:value-type="string">
              <text:p>Attached Document</text:p>
            </table:table-cell>
            <table:table-cell table:style-name="ce7" table:number-columns-repeated="10"/>
            <table:table-cell table:style-name="ce18"/>
            <table:table-cell table:style-name="ce7" office:value-type="string">
              <text:p>ABIE</text:p>
            </table:table-cell>
            <table:table-cell table:style-name="ce25" office:value-type="string">
              <text:p>A UBL 'wrapper' that allows a document of any kind to be packaged with the UBL document that references it.</text:p>
            </table:table-cell>
            <table:table-cell table:style-name="ce25"/>
            <table:table-cell table:style-name="ce31"/>
            <table:table-cell table:style-name="ce34" office:value-type="string">
              <text:p>2.0</text:p>
            </table:table-cell>
            <table:table-cell table:style-name="ce7" table:number-columns-repeated="2"/>
            <table:table-cell table:style-name="ce7" office:value-type="string">
              <text:p>Procurement</text:p>
            </table:table-cell>
            <table:table-cell table:style-name="ce7" table:number-columns-repeated="9"/>
            <table:table-cell table:style-name="ce43" table:number-columns-repeated="112"/>
            <table:table-cell table:number-columns-repeated="112"/>
          </table:table-row>
        </table:table-header-rows>
        <table:table-row table:style-name="ro2">
          <table:table-cell table:formula="oooc:=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6" office:value-type="string">
            <text:p>Attached Document. UBL Version Identifier. Identifier</text:p>
          </table:table-cell>
          <table:table-cell table:style-name="ce8"/>
          <table:table-cell office:value-type="string">
            <text:p>Attached Document</text:p>
          </table:table-cell>
          <table:table-cell table:style-name="ce12"/>
          <table:table-cell table:style-name="ce12" office:value-type="string">
            <text:p>UBL Version</text:p>
          </table:table-cell>
          <table:table-cell table:style-name="ce8" office:value-type="string">
            <text:p>Identifier</text:p>
          </table:table-cell>
          <table:table-cell table:formula="oooc:=IF([.F3]&lt;&gt;&quot;&quot;;CONCATENATE([.F3];&quot; &quot;;[.G3]);[.G3])" office:value-type="string" office:string-value="UBL Version Identifier">
            <text:p>UBL Version Identifier</text:p>
          </table:table-cell>
          <table:table-cell table:style-name="ce8" office:value-type="string">
            <text:p>Identifier</text:p>
          </table:table-cell>
          <table:table-cell table:style-name="ce8"/>
          <table:table-cell table:formula="oooc:=IF([.J3]&lt;&gt;&quot;&quot;;CONCATENATE([.J3];&quot;_ &quot;;[.I3];&quot;. Type&quot;);CONCATENATE([.I3];&quot;. Type&quot;))" office:value-type="string" office:string-value="Identifier. Type">
            <text:p>Identifier. Type</text:p>
          </table:table-cell>
          <table:table-cell table:style-name="ce8" table:number-columns-repeated="3"/>
          <table:table-cell table:style-name="ce19" office:value-type="string">
            <text:p>0..1</text:p>
          </table:table-cell>
          <table:table-cell table:style-name="ce8" office:value-type="string">
            <text:p>BBIE</text:p>
          </table:table-cell>
          <table:table-cell table:style-name="ce12" office:value-type="string">
            <text:p>The earliest version of the UBL 2 schema for this document type that defines all of the elements that might be encountered in the current instance.</text:p>
          </table:table-cell>
          <table:table-cell table:style-name="ce14" office:value-type="string">
            <text:p>2.0.5</text:p>
          </table:table-cell>
          <table:table-cell table:style-name="ce8"/>
          <table:table-cell table:style-name="ce35" office:value-type="string">
            <text:p>2.0</text:p>
          </table:table-cell>
          <table:table-cell table:style-name="ce8" table:number-columns-repeated="2"/>
          <table:table-cell office:value-type="string">
            <text:p>Procurement</text:p>
          </table:table-cell>
          <table:table-cell table:style-name="ce8" table:number-columns-repeated="9"/>
          <table:table-cell table:style-name="ce44" table:number-columns-repeated="114"/>
          <table:table-cell table:number-columns-repeated="91"/>
          <table:table-cell table:style-name="ce3"/>
          <table:table-cell table:number-columns-repeated="18"/>
        </table:table-row>
        <table:table-row table:style-name="ro3">
          <table:table-cell table:formula="oooc:=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6" office:value-type="string">
            <text:p>Attached Document. Customization Identifier. Identifier</text:p>
          </table:table-cell>
          <table:table-cell table:style-name="ce8"/>
          <table:table-cell office:value-type="string">
            <text:p>Attached Document</text:p>
          </table:table-cell>
          <table:table-cell table:style-name="ce12"/>
          <table:table-cell table:style-name="ce12" office:value-type="string">
            <text:p>Customization</text:p>
          </table:table-cell>
          <table:table-cell table:style-name="ce14" office:value-type="string">
            <text:p>Identifier</text:p>
          </table:table-cell>
          <table:table-cell table:formula="oooc:=IF([.F4]&lt;&gt;&quot;&quot;;CONCATENATE([.F4];&quot; &quot;;[.G4]);[.G4])" office:value-type="string" office:string-value="Customization Identifier">
            <text:p>Customization Identifier</text:p>
          </table:table-cell>
          <table:table-cell table:style-name="ce14" office:value-type="string">
            <text:p>Identifier</text:p>
          </table:table-cell>
          <table:table-cell table:style-name="ce8"/>
          <table:table-cell table:style-name="ce15" office:value-type="string">
            <text:p>Identifier. Type</text:p>
          </table:table-cell>
          <table:table-cell table:style-name="ce8" table:number-columns-repeated="2"/>
          <table:table-cell table:style-name="ce12"/>
          <table:table-cell table:style-name="ce19" office:value-type="string">
            <text:p>0..1</text:p>
          </table:table-cell>
          <table:table-cell table:style-name="ce15" office:value-type="string">
            <text:p>BBIE</text:p>
          </table:table-cell>
          <table:table-cell table:style-name="ce12" office:value-type="string">
            <text:p>Identifies a user-defined customization of UBL for a specific use.</text:p>
          </table:table-cell>
          <table:table-cell table:style-name="ce15" office:value-type="string">
            <text:p>NES</text:p>
          </table:table-cell>
          <table:table-cell table:style-name="ce8"/>
          <table:table-cell table:style-name="ce35" office:value-type="string">
            <text:p>2.0</text:p>
          </table:table-cell>
          <table:table-cell table:style-name="ce8" table:number-columns-repeated="2"/>
          <table:table-cell office:value-type="string">
            <text:p>Procurement</text:p>
          </table:table-cell>
          <table:table-cell table:style-name="ce8" table:number-columns-repeated="8"/>
          <table:table-cell table:style-name="ce8" office:value-type="string">
            <text:p>H3 formula pasted to H4 and H5</text:p>
          </table:table-cell>
          <table:table-cell table:style-name="ce44" table:number-columns-repeated="114"/>
          <table:table-cell table:number-columns-repeated="91"/>
          <table:table-cell table:style-name="ce3"/>
          <table:table-cell table:number-columns-repeated="18"/>
        </table:table-row>
        <table:table-row table:style-name="ro3">
          <table:table-cell table:formula="oooc:=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6" office:value-type="string">
            <text:p>Attached Document. Profile Identifier. Identifier</text:p>
          </table:table-cell>
          <table:table-cell table:style-name="ce8"/>
          <table:table-cell office:value-type="string">
            <text:p>Attached Document</text:p>
          </table:table-cell>
          <table:table-cell table:style-name="ce12"/>
          <table:table-cell table:style-name="ce12" office:value-type="string">
            <text:p>Profile</text:p>
          </table:table-cell>
          <table:table-cell table:style-name="ce14" office:value-type="string">
            <text:p>Identifier</text:p>
          </table:table-cell>
          <table:table-cell table:formula="oooc:=IF([.F5]&lt;&gt;&quot;&quot;;CONCATENATE([.F5];&quot; &quot;;[.G5]);[.G5])" office:value-type="string" office:string-value="Profile Identifier">
            <text:p>Profile Identifier</text:p>
          </table:table-cell>
          <table:table-cell table:style-name="ce14" office:value-type="string">
            <text:p>Identifier</text:p>
          </table:table-cell>
          <table:table-cell table:style-name="ce8"/>
          <table:table-cell table:style-name="ce15" office:value-type="string">
            <text:p>Identifier. Type</text:p>
          </table:table-cell>
          <table:table-cell table:style-name="ce8" table:number-columns-repeated="2"/>
          <table:table-cell table:style-name="ce12"/>
          <table:table-cell table:style-name="ce19" office:value-type="string">
            <text:p>0..1</text:p>
          </table:table-cell>
          <table:table-cell table:style-name="ce15" office:value-type="string">
            <text:p>BBIE</text:p>
          </table:table-cell>
          <table:table-cell table:style-name="ce12" office:value-type="string">
            <text:p>Identifies a user-defined profile of the customization of UBL being used.</text:p>
          </table:table-cell>
          <table:table-cell table:style-name="ce15" office:value-type="string">
            <text:p>BasicProcurementProcess</text:p>
          </table:table-cell>
          <table:table-cell table:style-name="ce8"/>
          <table:table-cell table:style-name="ce35" office:value-type="string">
            <text:p>2.0</text:p>
          </table:table-cell>
          <table:table-cell table:style-name="ce8" table:number-columns-repeated="2"/>
          <table:table-cell office:value-type="string">
            <text:p>Procurement</text:p>
          </table:table-cell>
          <table:table-cell table:style-name="ce8" table:number-columns-repeated="8"/>
          <table:table-cell table:style-name="ce8" office:value-type="string">
            <text:p>H3 formula pasted to H4 and H5</text:p>
          </table:table-cell>
          <table:table-cell table:style-name="ce44" table:number-columns-repeated="114"/>
          <table:table-cell table:number-columns-repeated="91"/>
          <table:table-cell table:style-name="ce3"/>
          <table:table-cell table:number-columns-repeated="18"/>
        </table:table-row>
        <table:table-row table:style-name="ro3">
          <table:table-cell table:formula="oooc:=SUBSTITUTE(SUBSTITUTE(CONCATENATE(IF([.E6]=&quot;Universally Unique&quot;;&quot;UU&quot;;[.E6]);IF([.G6]&lt;&gt;[.I6];[.H6];[.F6]);CONCATENATE(IF([.I6]=&quot;Identifier&quot;;&quot;ID&quot;;IF([.I6]=&quot;Text&quot;;&quot;&quot;;[.I6]))));&quot; &quot;;&quot;&quot;);&quot;'&quot;;&quot;&quot;)" office:value-type="string" office:string-value="ID">
            <text:p>ID</text:p>
          </table:table-cell>
          <table:table-cell office:value-type="string">
            <text:p>Attached Document. Identifier</text:p>
          </table:table-cell>
          <table:table-cell/>
          <table:table-cell office:value-type="string">
            <text:p>Attached Document</text:p>
          </table:table-cell>
          <table:table-cell table:number-columns-repeated="2"/>
          <table:table-cell office:value-type="string">
            <text:p>Identifier</text:p>
          </table:table-cell>
          <table:table-cell table:formula="oooc:=IF([.F6]&lt;&gt;&quot;&quot;;CONCATENATE([.F6];&quot; &quot;;[.G6]);[.G6])" office:value-type="string" office:string-value="Identifier">
            <text:p>Identifier</text:p>
          </table:table-cell>
          <table:table-cell office:value-type="string">
            <text:p>Identifier</text:p>
          </table:table-cell>
          <table:table-cell/>
          <table:table-cell table:formula="oooc:=IF([.J6]&lt;&gt;&quot;&quot;;CONCATENATE([.J6];&quot;_ &quot;;[.I6];&quot;. Type&quot;);CONCATENATE([.I6];&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table:style-name="ce26" office:value-type="string">
            <text:p>An identifier for the Attached Document; this ID is used as a reference by the UBL 'parent' document.</text:p>
          </table:table-cell>
          <table:table-cell table:number-columns-repeated="2"/>
          <table:table-cell table:style-name="ce36" office:value-type="string">
            <text:p>2.0</text:p>
          </table:table-cell>
          <table:table-cell table:number-columns-repeated="2"/>
          <table:table-cell office:value-type="string">
            <text:p>Procurement</text:p>
          </table:table-cell>
          <table:table-cell table:number-columns-repeated="9"/>
          <table:table-cell table:style-name="ce43" table:number-columns-repeated="112"/>
          <table:table-cell table:number-columns-repeated="112"/>
        </table:table-row>
        <table:table-row table:style-name="ro3">
          <table:table-cell office:value-type="string">
            <text:p>UUID</text:p>
          </table:table-cell>
          <table:table-cell office:value-type="string">
            <text:p>Attached Document. UUID. Identifier</text:p>
          </table:table-cell>
          <table:table-cell/>
          <table:table-cell office:value-type="string">
            <text:p>Attached Document</text:p>
          </table:table-cell>
          <table:table-cell table:style-name="ce6"/>
          <table:table-cell/>
          <table:table-cell office:value-type="string">
            <text:p>UUID</text:p>
          </table:table-cell>
          <table:table-cell table:formula="oooc:=IF([.F7]&lt;&gt;&quot;&quot;;CONCATENATE([.F7];&quot; &quot;;[.G7]);[.G7])" office:value-type="string" office:string-value="UUID">
            <text:p>UUID</text:p>
          </table:table-cell>
          <table:table-cell office:value-type="string">
            <text:p>Identifier</text:p>
          </table:table-cell>
          <table:table-cell/>
          <table:table-cell table:formula="oooc:=IF([.J7]&lt;&gt;&quot;&quot;;CONCATENATE([.J7];&quot;_ &quot;;[.I7];&quot;. Type&quot;);CONCATENATE([.I7];&quot;. Type&quot;))" office:value-type="string" office:string-value="Identifier. Type">
            <text:p>Identifier. Type</text:p>
          </table:table-cell>
          <table:table-cell table:number-columns-repeated="3"/>
          <table:table-cell office:value-type="string">
            <text:p>0..1</text:p>
          </table:table-cell>
          <table:table-cell office:value-type="string">
            <text:p>BBIE</text:p>
          </table:table-cell>
          <table:table-cell table:style-name="ce6" office:value-type="string">
            <text:p>A universally unique identifier for an instance of this ABIE.</text:p>
          </table:table-cell>
          <table:table-cell table:number-columns-repeated="2"/>
          <table:table-cell table:style-name="ce36" office:value-type="string">
            <text:p>2.0</text:p>
          </table:table-cell>
          <table:table-cell table:number-columns-repeated="2"/>
          <table:table-cell office:value-type="string">
            <text:p>Procurement</text:p>
          </table:table-cell>
          <table:table-cell table:number-columns-repeated="9"/>
          <table:table-cell table:style-name="ce43" table:number-columns-repeated="112"/>
          <table:table-cell table:number-columns-repeated="112"/>
        </table:table-row>
        <table:table-row table:style-name="ro3">
          <table:table-cell table:formula="oooc:=SUBSTITUTE(SUBSTITUTE(CONCATENATE(IF([.E8]=&quot;Universally Unique&quot;;&quot;UU&quot;;[.E8]);IF([.G8]&lt;&gt;[.I8];[.H8];[.F8]);CONCATENATE(IF([.I8]=&quot;Identifier&quot;;&quot;ID&quot;;IF([.I8]=&quot;Text&quot;;&quot;&quot;;[.I8]))));&quot; &quot;;&quot;&quot;);&quot;'&quot;;&quot;&quot;)" office:value-type="string" office:string-value="IssueDate">
            <text:p>IssueDate</text:p>
          </table:table-cell>
          <table:table-cell office:value-type="string">
            <text:p>Attached Document. Issue Date. Date</text:p>
          </table:table-cell>
          <table:table-cell/>
          <table:table-cell office:value-type="string">
            <text:p>Attached Document</text:p>
          </table:table-cell>
          <table:table-cell/>
          <table:table-cell office:value-type="string">
            <text:p>Issue</text:p>
          </table:table-cell>
          <table:table-cell office:value-type="string">
            <text:p>Date</text:p>
          </table:table-cell>
          <table:table-cell table:formula="oooc:=IF([.F8]&lt;&gt;&quot;&quot;;CONCATENATE([.F8];&quot; &quot;;[.G8]);[.G8])" office:value-type="string" office:string-value="Issue Date">
            <text:p>Issue Date</text:p>
          </table:table-cell>
          <table:table-cell office:value-type="string">
            <text:p>Date</text:p>
          </table:table-cell>
          <table:table-cell/>
          <table:table-cell table:formula="oooc:=IF([.J8]&lt;&gt;&quot;&quot;;CONCATENATE([.J8];&quot;_ &quot;;[.I8];&quot;. Type&quot;);CONCATENATE([.I8];&quot;. Type&quot;))" office:value-type="string" office:string-value="Date. Type">
            <text:p>Date. Type</text:p>
          </table:table-cell>
          <table:table-cell table:number-columns-repeated="3"/>
          <table:table-cell office:value-type="float" office:value="1">
            <text:p>1</text:p>
          </table:table-cell>
          <table:table-cell office:value-type="string">
            <text:p>BBIE</text:p>
          </table:table-cell>
          <table:table-cell office:value-type="string">
            <text:p>A date denoting when the Attached Document was issued.</text:p>
          </table:table-cell>
          <table:table-cell table:number-columns-repeated="2"/>
          <table:table-cell table:style-name="ce36" office:value-type="string">
            <text:p>2.0</text:p>
          </table:table-cell>
          <table:table-cell table:number-columns-repeated="2"/>
          <table:table-cell office:value-type="string">
            <text:p>Procurement</text:p>
          </table:table-cell>
          <table:table-cell table:number-columns-repeated="9"/>
          <table:table-cell table:style-name="ce43" table:number-columns-repeated="113"/>
          <table:table-cell table:number-columns-repeated="111"/>
        </table:table-row>
        <table:table-row table:style-name="ro3">
          <table:table-cell table:formula="oooc:=SUBSTITUTE(SUBSTITUTE(CONCATENATE(IF([.E9]=&quot;Universally Unique&quot;;&quot;UU&quot;;[.E9]);IF([.G9]&lt;&gt;[.I9];[.H9];[.F9]);CONCATENATE(IF([.I9]=&quot;Identifier&quot;;&quot;ID&quot;;IF([.I9]=&quot;Text&quot;;&quot;&quot;;[.I9]))));&quot; &quot;;&quot;&quot;);&quot;'&quot;;&quot;&quot;)" office:value-type="string" office:string-value="IssueTime">
            <text:p>IssueTime</text:p>
          </table:table-cell>
          <table:table-cell office:value-type="string">
            <text:p>Attached Document. Issue Time. Time</text:p>
          </table:table-cell>
          <table:table-cell/>
          <table:table-cell office:value-type="string">
            <text:p>Attached Document</text:p>
          </table:table-cell>
          <table:table-cell/>
          <table:table-cell office:value-type="string">
            <text:p>Issue</text:p>
          </table:table-cell>
          <table:table-cell office:value-type="string">
            <text:p>Time</text:p>
          </table:table-cell>
          <table:table-cell table:formula="oooc:=IF([.F9]&lt;&gt;&quot;&quot;;CONCATENATE([.F9];&quot; &quot;;[.G9]);[.G9])" office:value-type="string" office:string-value="Issue Time">
            <text:p>Issue Time</text:p>
          </table:table-cell>
          <table:table-cell office:value-type="string">
            <text:p>Time</text:p>
          </table:table-cell>
          <table:table-cell/>
          <table:table-cell table:formula="oooc:=IF([.J9]&lt;&gt;&quot;&quot;;CONCATENATE([.J9];&quot;_ &quot;;[.I9];&quot;. Type&quot;);CONCATENATE([.I9];&quot;. Type&quot;))" office:value-type="string" office:string-value="Time. Type">
            <text:p>Time. Type</text:p>
          </table:table-cell>
          <table:table-cell table:number-columns-repeated="3"/>
          <table:table-cell office:value-type="string">
            <text:p>0..1</text:p>
          </table:table-cell>
          <table:table-cell office:value-type="string">
            <text:p>BBIE</text:p>
          </table:table-cell>
          <table:table-cell office:value-type="string">
            <text:p>A time denoting when the Attached Document was issued.</text:p>
          </table:table-cell>
          <table:table-cell table:number-columns-repeated="2"/>
          <table:table-cell table:style-name="ce36" office:value-type="string">
            <text:p>2.0</text:p>
          </table:table-cell>
          <table:table-cell table:number-columns-repeated="2"/>
          <table:table-cell office:value-type="string">
            <text:p>Procurement</text:p>
          </table:table-cell>
          <table:table-cell table:number-columns-repeated="9"/>
          <table:table-cell table:style-name="ce43" table:number-columns-repeated="113"/>
          <table:table-cell table:number-columns-repeated="111"/>
        </table:table-row>
        <table:table-row table:style-name="ro4">
          <table:table-cell table:formula="oooc:=SUBSTITUTE(SUBSTITUTE(CONCATENATE(IF([.E10]=&quot;Universally Unique&quot;;&quot;UU&quot;;[.E10]);IF([.G10]&lt;&gt;[.I10];[.H10];[.F10]);CONCATENATE(IF([.I10]=&quot;Identifier&quot;;&quot;ID&quot;;IF([.I10]=&quot;Text&quot;;&quot;&quot;;[.I10]))));&quot; &quot;;&quot;&quot;);&quot;'&quot;;&quot;&quot;)" office:value-type="string" office:string-value="Note">
            <text:p>Note</text:p>
          </table:table-cell>
          <table:table-cell office:value-type="string">
            <text:p>Attached Document. Note. Text</text:p>
          </table:table-cell>
          <table:table-cell/>
          <table:table-cell office:value-type="string">
            <text:p>Attached Document</text:p>
          </table:table-cell>
          <table:table-cell table:number-columns-repeated="2"/>
          <table:table-cell office:value-type="string">
            <text:p>Note</text:p>
          </table:table-cell>
          <table:table-cell table:formula="oooc:=IF([.F10]&lt;&gt;&quot;&quot;;CONCATENATE([.F10];&quot; &quot;;[.G10]);[.G10])" office:value-type="string" office:string-value="Note">
            <text:p>Note</text:p>
          </table:table-cell>
          <table:table-cell office:value-type="string">
            <text:p>Text</text:p>
          </table:table-cell>
          <table:table-cell/>
          <table:table-cell table:formula="oooc:=IF([.J10]&lt;&gt;&quot;&quot;;CONCATENATE([.J10];&quot;_ &quot;;[.I10];&quot;. Type&quot;);CONCATENATE([.I10];&quot;. Type&quot;))" office:value-type="string" office:string-value="Text. Type">
            <text:p>Text. Type</text:p>
          </table:table-cell>
          <table:table-cell table:number-columns-repeated="3"/>
          <table:table-cell office:value-type="string">
            <text:p>0..n</text:p>
          </table:table-cell>
          <table:table-cell office:value-type="string">
            <text:p>BBI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table:number-columns-repeated="2"/>
          <table:table-cell table:style-name="ce36" office:value-type="string">
            <text:p>2.0</text:p>
          </table:table-cell>
          <table:table-cell table:number-columns-repeated="2"/>
          <table:table-cell office:value-type="string">
            <text:p>Procurement</text:p>
          </table:table-cell>
          <table:table-cell table:number-columns-repeated="9"/>
          <table:table-cell table:style-name="ce43" table:number-columns-repeated="112"/>
          <table:table-cell table:number-columns-repeated="112"/>
        </table:table-row>
        <table:table-row table:style-name="ro3">
          <table:table-cell table:formula="oooc:=SUBSTITUTE(SUBSTITUTE(CONCATENATE(IF([.E11]=&quot;Universally Unique&quot;;&quot;UU&quot;;[.E11]);IF([.G11]&lt;&gt;[.I11];[.H11];[.F11]);CONCATENATE(IF([.I11]=&quot;Identifier&quot;;&quot;ID&quot;;IF([.I11]=&quot;Text&quot;;&quot;&quot;;[.I11]))));&quot; &quot;;&quot;&quot;);&quot;'&quot;;&quot;&quot;)" office:value-type="string" office:string-value="DocumentTypeCode">
            <text:p>DocumentTypeCode</text:p>
          </table:table-cell>
          <table:table-cell office:value-type="string">
            <text:p>Attached Document. Document Type Code. Code</text:p>
          </table:table-cell>
          <table:table-cell/>
          <table:table-cell office:value-type="string">
            <text:p>Attached Document</text:p>
          </table:table-cell>
          <table:table-cell/>
          <table:table-cell office:value-type="string">
            <text:p>Document Type</text:p>
          </table:table-cell>
          <table:table-cell office:value-type="string">
            <text:p>Code</text:p>
          </table:table-cell>
          <table:table-cell table:formula="oooc:=IF([.F11]&lt;&gt;&quot;&quot;;CONCATENATE([.F11];&quot; &quot;;[.G11]);[.G11])" office:value-type="string" office:string-value="Document Type Code">
            <text:p>Document Type Code</text:p>
          </table:table-cell>
          <table:table-cell office:value-type="string">
            <text:p>Code</text:p>
          </table:table-cell>
          <table:table-cell/>
          <table:table-cell table:formula="oooc:=IF([.J11]&lt;&gt;&quot;&quot;;CONCATENATE([.J11];&quot;_ &quot;;[.I11];&quot;. Type&quot;);CONCATENATE([.I11];&quot;. Type&quot;))" office:value-type="string" office:string-value="Code. Type">
            <text:p>Code. Type</text:p>
          </table:table-cell>
          <table:table-cell table:number-columns-repeated="3"/>
          <table:table-cell table:style-name="ce21" office:value-type="string">
            <text:p>0..1</text:p>
          </table:table-cell>
          <table:table-cell office:value-type="string">
            <text:p>BBIE</text:p>
          </table:table-cell>
          <table:table-cell office:value-type="string">
            <text:p>Qualifies the type of document using a code set.</text:p>
          </table:table-cell>
          <table:table-cell table:number-columns-repeated="2"/>
          <table:table-cell table:style-name="ce36" office:value-type="string">
            <text:p>2.0</text:p>
          </table:table-cell>
          <table:table-cell table:number-columns-repeated="2"/>
          <table:table-cell office:value-type="string">
            <text:p>Procurement</text:p>
          </table:table-cell>
          <table:table-cell table:number-columns-repeated="9"/>
          <table:table-cell table:style-name="ce43" table:number-columns-repeated="112"/>
          <table:table-cell table:number-columns-repeated="112"/>
        </table:table-row>
        <table:table-row table:style-name="ro3">
          <table:table-cell table:formula="oooc:=SUBSTITUTE(SUBSTITUTE(CONCATENATE(IF([.E12]=&quot;Universally Unique&quot;;&quot;UU&quot;;[.E12]);IF([.G12]&lt;&gt;[.I12];[.H12];[.F12]);CONCATENATE(IF([.I12]=&quot;Identifier&quot;;&quot;ID&quot;;IF([.I12]=&quot;Text&quot;;&quot;&quot;;[.I12]))));&quot; &quot;;&quot;&quot;);&quot;'&quot;;&quot;&quot;)" office:value-type="string" office:string-value="DocumentType">
            <text:p>DocumentType</text:p>
          </table:table-cell>
          <table:table-cell office:value-type="string">
            <text:p>Attached Document. Document Type. Text</text:p>
          </table:table-cell>
          <table:table-cell table:style-name="ce8"/>
          <table:table-cell office:value-type="string">
            <text:p>Attached Document</text:p>
          </table:table-cell>
          <table:table-cell table:style-name="ce8"/>
          <table:table-cell/>
          <table:table-cell office:value-type="string">
            <text:p>Document Type</text:p>
          </table:table-cell>
          <table:table-cell table:formula="oooc:=IF([.F12]&lt;&gt;&quot;&quot;;CONCATENATE([.F12];&quot; &quot;;[.G12]);[.G12])" office:value-type="string" office:string-value="Document Type">
            <text:p>Document Type</text:p>
          </table:table-cell>
          <table:table-cell table:style-name="ce8" office:value-type="string">
            <text:p>Text</text:p>
          </table:table-cell>
          <table:table-cell table:style-name="ce8"/>
          <table:table-cell table:formula="oooc:=IF([.J12]&lt;&gt;&quot;&quot;;CONCATENATE([.J12];&quot;_ &quot;;[.I12];&quot;. Type&quot;);CONCATENATE([.I12];&quot;. Type&quot;))" office:value-type="string" office:string-value="Text. Type">
            <text:p>Text. Type</text:p>
          </table:table-cell>
          <table:table-cell table:style-name="ce8" table:number-columns-repeated="3"/>
          <table:table-cell table:style-name="ce21" office:value-type="string">
            <text:p>0..1</text:p>
          </table:table-cell>
          <table:table-cell table:style-name="ce8" office:value-type="string">
            <text:p>BBIE</text:p>
          </table:table-cell>
          <table:table-cell table:style-name="ce8" office:value-type="string">
            <text:p>Qualifies types of document as text.</text:p>
          </table:table-cell>
          <table:table-cell table:style-name="ce8" table:number-columns-repeated="2"/>
          <table:table-cell table:style-name="ce35" office:value-type="string">
            <text:p>2.0</text:p>
          </table:table-cell>
          <table:table-cell table:style-name="ce14" office:value-type="string">
            <text:p>to support additional Attached Documents that may not be known in advance</text:p>
          </table:table-cell>
          <table:table-cell table:style-name="ce40"/>
          <table:table-cell office:value-type="string">
            <text:p>Procurement</text:p>
          </table:table-cell>
          <table:table-cell table:style-name="ce8" table:number-columns-repeated="123"/>
          <table:table-cell table:number-columns-repeated="110"/>
        </table:table-row>
        <table:table-row table:style-name="ro3">
          <table:table-cell table:formula="oooc:=SUBSTITUTE(SUBSTITUTE(CONCATENATE(IF([.E13]=&quot;Universally Unique&quot;;&quot;UU&quot;;[.E13]);IF([.G13]&lt;&gt;[.I13];[.H13];[.F13]);CONCATENATE(IF([.I13]=&quot;Identifier&quot;;&quot;ID&quot;;IF([.I13]=&quot;Text&quot;;&quot;&quot;;[.I13]))));&quot; &quot;;&quot;&quot;);&quot;'&quot;;&quot;&quot;)" office:value-type="string" office:string-value="ParentDocumentID">
            <text:p>ParentDocumentID</text:p>
          </table:table-cell>
          <table:table-cell office:value-type="string">
            <text:p>Attached Document. Parent_ Document Identifier. Identifier</text:p>
          </table:table-cell>
          <table:table-cell/>
          <table:table-cell office:value-type="string">
            <text:p>Attached Document</text:p>
          </table:table-cell>
          <table:table-cell office:value-type="string">
            <text:p>Parent</text:p>
          </table:table-cell>
          <table:table-cell office:value-type="string">
            <text:p>Document</text:p>
          </table:table-cell>
          <table:table-cell office:value-type="string">
            <text:p>Identifier</text:p>
          </table:table-cell>
          <table:table-cell table:formula="oooc:=IF([.F13]&lt;&gt;&quot;&quot;;CONCATENATE([.F13];&quot; &quot;;[.G13]);[.G13])" office:value-type="string" office:string-value="Document Identifier">
            <text:p>Document Identifier</text:p>
          </table:table-cell>
          <table:table-cell office:value-type="string">
            <text:p>Identifier</text:p>
          </table:table-cell>
          <table:table-cell/>
          <table:table-cell table:formula="oooc:=IF([.J13]&lt;&gt;&quot;&quot;;CONCATENATE([.J13];&quot;_ &quot;;[.I13];&quot;. Type&quot;);CONCATENATE([.I13];&quot;. Type&quot;))" office:value-type="string" office:string-value="Identifier. Type">
            <text:p>Identifier. Type</text:p>
          </table:table-cell>
          <table:table-cell table:number-columns-repeated="3"/>
          <table:table-cell office:value-type="float" office:value="1">
            <text:p>1</text:p>
          </table:table-cell>
          <table:table-cell office:value-type="string">
            <text:p>BBIE</text:p>
          </table:table-cell>
          <table:table-cell office:value-type="string">
            <text:p>Identifies the parent document.</text:p>
          </table:table-cell>
          <table:table-cell table:number-columns-repeated="2"/>
          <table:table-cell table:style-name="ce36" office:value-type="string">
            <text:p>2.0</text:p>
          </table:table-cell>
          <table:table-cell table:number-columns-repeated="2"/>
          <table:table-cell office:value-type="string">
            <text:p>Procurement</text:p>
          </table:table-cell>
          <table:table-cell table:number-columns-repeated="9"/>
          <table:table-cell table:style-name="ce43" table:number-columns-repeated="112"/>
          <table:table-cell table:number-columns-repeated="112"/>
        </table:table-row>
        <table:table-row table:style-name="ro3">
          <table:table-cell table:formula="oooc:=SUBSTITUTE(SUBSTITUTE(CONCATENATE(IF([.E14]=&quot;Universally Unique&quot;;&quot;UU&quot;;[.E14]);IF([.G14]&lt;&gt;[.I14];[.H14];[.F14]);CONCATENATE(IF([.I14]=&quot;Identifier&quot;;&quot;ID&quot;;IF([.I14]=&quot;Text&quot;;&quot;&quot;;[.I14]))));&quot; &quot;;&quot;&quot;);&quot;'&quot;;&quot;&quot;)" office:value-type="string" office:string-value="ParentDocumentTypeCode">
            <text:p>ParentDocumentTypeCode</text:p>
          </table:table-cell>
          <table:table-cell office:value-type="string">
            <text:p>Attached Document. Parent_ Document Type Code. Code</text:p>
          </table:table-cell>
          <table:table-cell/>
          <table:table-cell office:value-type="string">
            <text:p>Attached Document</text:p>
          </table:table-cell>
          <table:table-cell office:value-type="string">
            <text:p>Parent</text:p>
          </table:table-cell>
          <table:table-cell office:value-type="string">
            <text:p>Document Type</text:p>
          </table:table-cell>
          <table:table-cell office:value-type="string">
            <text:p>Code</text:p>
          </table:table-cell>
          <table:table-cell table:formula="oooc:=IF([.F14]&lt;&gt;&quot;&quot;;CONCATENATE([.F14];&quot; &quot;;[.G14]);[.G14])" office:value-type="string" office:string-value="Document Type Code">
            <text:p>Document Type Code</text:p>
          </table:table-cell>
          <table:table-cell office:value-type="string">
            <text:p>Code</text:p>
          </table:table-cell>
          <table:table-cell/>
          <table:table-cell table:formula="oooc:=IF([.J14]&lt;&gt;&quot;&quot;;CONCATENATE([.J14];&quot;_ &quot;;[.I14];&quot;. Type&quot;);CONCATENATE([.I14];&quot;. Type&quot;))" office:value-type="string" office:string-value="Code. Type">
            <text:p>Code. Type</text:p>
          </table:table-cell>
          <table:table-cell table:number-columns-repeated="3"/>
          <table:table-cell table:style-name="ce21" office:value-type="string">
            <text:p>0..1</text:p>
          </table:table-cell>
          <table:table-cell office:value-type="string">
            <text:p>BBIE</text:p>
          </table:table-cell>
          <table:table-cell office:value-type="string">
            <text:p>Identifies the type of parent document.</text:p>
          </table:table-cell>
          <table:table-cell table:number-columns-repeated="2"/>
          <table:table-cell table:style-name="ce36" office:value-type="string">
            <text:p>2.0</text:p>
          </table:table-cell>
          <table:table-cell table:number-columns-repeated="2"/>
          <table:table-cell office:value-type="string">
            <text:p>Procurement</text:p>
          </table:table-cell>
          <table:table-cell table:number-columns-repeated="9"/>
          <table:table-cell table:style-name="ce43" table:number-columns-repeated="112"/>
          <table:table-cell table:number-columns-repeated="112"/>
        </table:table-row>
        <table:table-row table:style-name="ro3">
          <table:table-cell table:style-name="ce4" table:formula="oooc:=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4" office:value-type="string">
            <text:p>Attached Document. Signature</text:p>
          </table:table-cell>
          <table:table-cell table:style-name="ce9"/>
          <table:table-cell table:style-name="ce9" office:value-type="string">
            <text:p>Attached Document</text:p>
          </table:table-cell>
          <table:table-cell table:number-columns-repeated="2" table:style-name="ce9"/>
          <table:table-cell table:style-name="ce9"/>
          <table:table-cell table:style-name="ce4" table:formula="oooc:=[.M15]" office:value-type="string" office:string-value="Signature">
            <text:p>Signature</text:p>
          </table:table-cell>
          <table:table-cell table:style-name="ce4" table:formula="oooc:=[.M15]" office:value-type="string" office:string-value="Signature">
            <text:p>Signature</text:p>
          </table:table-cell>
          <table:table-cell table:style-name="ce4"/>
          <table:table-cell table:style-name="ce9" table:number-columns-repeated="2"/>
          <table:table-cell table:style-name="ce16" office:value-type="string">
            <text:p>Signature</text:p>
          </table:table-cell>
          <table:table-cell table:style-name="ce9"/>
          <table:table-cell table:style-name="ce22" office:value-type="string">
            <text:p>0..n</text:p>
          </table:table-cell>
          <table:table-cell table:style-name="ce9" office:value-type="string">
            <text:p>ASBIE</text:p>
          </table:table-cell>
          <table:table-cell table:style-name="ce27" office:value-type="string">
            <text:p>Associates the Attached Document with zero or more signatures.</text:p>
          </table:table-cell>
          <table:table-cell table:style-name="ce27"/>
          <table:table-cell table:style-name="ce32"/>
          <table:table-cell table:style-name="ce37" office:value-type="string">
            <text:p>'2.0</text:p>
          </table:table-cell>
          <table:table-cell table:style-name="ce9" table:number-columns-repeated="2"/>
          <table:table-cell table:style-name="ce9" office:value-type="string">
            <text:p>Procurement</text:p>
          </table:table-cell>
          <table:table-cell table:style-name="ce9" table:number-columns-repeated="9"/>
          <table:table-cell table:number-columns-repeated="224"/>
        </table:table-row>
        <table:table-row table:style-name="ro3">
          <table:table-cell table:style-name="ce4" table:formula="oooc:=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4" office:value-type="string">
            <text:p>Attached Document. Sender_ Party. Party</text:p>
          </table:table-cell>
          <table:table-cell table:style-name="ce9"/>
          <table:table-cell table:style-name="ce9" office:value-type="string">
            <text:p>Attached Document</text:p>
          </table:table-cell>
          <table:table-cell table:style-name="ce9" office:value-type="string">
            <text:p>Sender</text:p>
          </table:table-cell>
          <table:table-cell table:style-name="ce9"/>
          <table:table-cell table:style-name="ce9"/>
          <table:table-cell table:style-name="ce4" table:formula="oooc:=[.M16]" office:value-type="string" office:string-value="Party">
            <text:p>Party</text:p>
          </table:table-cell>
          <table:table-cell table:style-name="ce4" table:formula="oooc:=[.M16]" office:value-type="string" office:string-value="Party">
            <text:p>Party</text:p>
          </table:table-cell>
          <table:table-cell table:style-name="ce4"/>
          <table:table-cell table:style-name="ce9" table:number-columns-repeated="2"/>
          <table:table-cell table:style-name="ce16" office:value-type="string">
            <text:p>Party</text:p>
          </table:table-cell>
          <table:table-cell table:style-name="ce9"/>
          <table:table-cell table:style-name="ce23" office:value-type="float" office:value="1">
            <text:p>1</text:p>
          </table:table-cell>
          <table:table-cell table:style-name="ce9" office:value-type="string">
            <text:p>ASBIE</text:p>
          </table:table-cell>
          <table:table-cell table:style-name="ce27" office:value-type="string">
            <text:p>An association to the Party sending this document.</text:p>
          </table:table-cell>
          <table:table-cell table:style-name="ce27"/>
          <table:table-cell table:style-name="ce32"/>
          <table:table-cell table:style-name="ce38" office:value-type="string">
            <text:p>2.0</text:p>
          </table:table-cell>
          <table:table-cell table:style-name="ce9" table:number-columns-repeated="2"/>
          <table:table-cell table:style-name="ce9" office:value-type="string">
            <text:p>Procurement</text:p>
          </table:table-cell>
          <table:table-cell table:style-name="ce9" table:number-columns-repeated="9"/>
          <table:table-cell table:number-columns-repeated="224"/>
        </table:table-row>
        <table:table-row table:style-name="ro3">
          <table:table-cell table:style-name="ce4" table:formula="oooc:=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4" office:value-type="string">
            <text:p>Attached Document. Receiver_ Party. Party</text:p>
          </table:table-cell>
          <table:table-cell table:style-name="ce9"/>
          <table:table-cell table:style-name="ce9" office:value-type="string">
            <text:p>Attached Document</text:p>
          </table:table-cell>
          <table:table-cell table:style-name="ce9" office:value-type="string">
            <text:p>Receiver</text:p>
          </table:table-cell>
          <table:table-cell table:style-name="ce9"/>
          <table:table-cell table:style-name="ce9"/>
          <table:table-cell table:style-name="ce4" table:formula="oooc:=[.M17]" office:value-type="string" office:string-value="Party">
            <text:p>Party</text:p>
          </table:table-cell>
          <table:table-cell table:style-name="ce4" table:formula="oooc:=[.M17]" office:value-type="string" office:string-value="Party">
            <text:p>Party</text:p>
          </table:table-cell>
          <table:table-cell table:style-name="ce4"/>
          <table:table-cell table:style-name="ce9" table:number-columns-repeated="2"/>
          <table:table-cell table:style-name="ce16" office:value-type="string">
            <text:p>Party</text:p>
          </table:table-cell>
          <table:table-cell table:style-name="ce9"/>
          <table:table-cell table:style-name="ce23" office:value-type="float" office:value="1">
            <text:p>1</text:p>
          </table:table-cell>
          <table:table-cell table:style-name="ce9" office:value-type="string">
            <text:p>ASBIE</text:p>
          </table:table-cell>
          <table:table-cell table:style-name="ce27" office:value-type="string">
            <text:p>An association to the Party receiving this document.</text:p>
          </table:table-cell>
          <table:table-cell table:style-name="ce27"/>
          <table:table-cell table:style-name="ce32"/>
          <table:table-cell table:style-name="ce38" office:value-type="string">
            <text:p>2.0</text:p>
          </table:table-cell>
          <table:table-cell table:style-name="ce9" table:number-columns-repeated="2"/>
          <table:table-cell table:style-name="ce9" office:value-type="string">
            <text:p>Procurement</text:p>
          </table:table-cell>
          <table:table-cell table:style-name="ce9" table:number-columns-repeated="9"/>
          <table:table-cell table:number-columns-repeated="224"/>
        </table:table-row>
        <table:table-row table:style-name="ro3">
          <table:table-cell table:style-name="ce4" table:formula="oooc:=SUBSTITUTE(SUBSTITUTE(CONCATENATE(IF([.E18]=&quot;Universally Unique&quot;;&quot;UU&quot;;[.E18]);[.F18];IF([.H18]&lt;&gt;[.I18];[.H18];&quot;&quot;);CONCATENATE(IF([.I18]=&quot;Identifier&quot;;&quot;ID&quot;;IF([.I18]=&quot;Text&quot;;&quot;&quot;;[.I18]))));&quot; &quot;;&quot;&quot;);&quot;'&quot;;&quot;&quot;)" office:value-type="string" office:string-value="Attachment">
            <text:p>Attachment</text:p>
          </table:table-cell>
          <table:table-cell table:style-name="ce4" office:value-type="string">
            <text:p>Attached Document. Attachment</text:p>
          </table:table-cell>
          <table:table-cell table:style-name="ce9"/>
          <table:table-cell table:style-name="ce9" office:value-type="string">
            <text:p>Attached Document</text:p>
          </table:table-cell>
          <table:table-cell table:number-columns-repeated="2" table:style-name="ce9"/>
          <table:table-cell table:style-name="ce9"/>
          <table:table-cell table:style-name="ce4" table:formula="oooc:=[.M18]" office:value-type="string" office:string-value="Attachment">
            <text:p>Attachment</text:p>
          </table:table-cell>
          <table:table-cell table:style-name="ce4" table:formula="oooc:=[.M18]" office:value-type="string" office:string-value="Attachment">
            <text:p>Attachment</text:p>
          </table:table-cell>
          <table:table-cell table:style-name="ce4"/>
          <table:table-cell table:style-name="ce9" table:number-columns-repeated="2"/>
          <table:table-cell table:style-name="ce16" office:value-type="string">
            <text:p>Attachment</text:p>
          </table:table-cell>
          <table:table-cell table:style-name="ce9"/>
          <table:table-cell table:style-name="ce22" office:value-type="string">
            <text:p>1</text:p>
          </table:table-cell>
          <table:table-cell table:style-name="ce9" office:value-type="string">
            <text:p>ASBIE</text:p>
          </table:table-cell>
          <table:table-cell table:style-name="ce28" office:value-type="string">
            <text:p>An attachment containing the document content.</text:p>
          </table:table-cell>
          <table:table-cell table:style-name="ce27"/>
          <table:table-cell table:style-name="ce32"/>
          <table:table-cell table:style-name="ce38" office:value-type="string">
            <text:p>2.0</text:p>
          </table:table-cell>
          <table:table-cell table:style-name="ce9" table:number-columns-repeated="2"/>
          <table:table-cell table:style-name="ce9" office:value-type="string">
            <text:p>Procurement</text:p>
          </table:table-cell>
          <table:table-cell table:style-name="ce9" table:number-columns-repeated="9"/>
          <table:table-cell table:number-columns-repeated="224"/>
        </table:table-row>
        <table:table-row table:style-name="ro3">
          <table:table-cell table:style-name="ce5" table:number-columns-repeated="13"/>
          <table:table-cell table:style-name="ce17"/>
          <table:table-cell table:style-name="ce24"/>
          <table:table-cell table:style-name="ce17" office:value-type="string">
            <text:p>END</text:p>
          </table:table-cell>
          <table:table-cell table:style-name="ce29" table:number-columns-repeated="4"/>
          <table:table-cell table:style-name="ce33"/>
          <table:table-cell table:style-name="ce41"/>
          <table:table-cell table:style-name="ce5" table:number-columns-repeated="10"/>
          <table:table-cell table:number-columns-repeated="224"/>
        </table:table-row>
        <table:table-row table:style-name="ro5" table:number-rows-repeated="48">
          <table:table-cell table:number-columns-repeated="256"/>
        </table:table-row>
        <table:table-row table:style-name="ro6">
          <table:table-cell table:style-name="ce5" table:number-columns-repeated="13"/>
          <table:table-cell table:style-name="ce17"/>
          <table:table-cell table:style-name="ce24"/>
          <table:table-cell table:style-name="ce17" office:value-type="string">
            <text:p>END</text:p>
          </table:table-cell>
          <table:table-cell table:style-name="ce29" table:number-columns-repeated="2"/>
          <table:table-cell table:style-name="ce33"/>
          <table:table-cell table:style-name="ce29"/>
          <table:table-cell table:style-name="ce5" table:number-columns-repeated="12"/>
          <table:table-cell table:number-columns-repeated="224"/>
        </table:table-row>
        <table:table-row table:style-name="ro5" table:number-rows-repeated="65467">
          <table:table-cell table:number-columns-repeated="256"/>
        </table:table-row>
        <table:table-row table:style-name="ro5">
          <table:table-cell table:number-columns-repeated="256"/>
        </table:table-row>
      </table:table>
      <table:named-expressions>
        <table:named-range table:name="Excel_BuiltIn__FilterDatabase_1" table:base-cell-address="$'Attached Document'.$A$1" table:cell-range-address="$'Attached Document'.$A$1:.$IV$1"/>
        <table:named-expression table:name="BuiltIn_AutoFilter___1" table:base-cell-address="$'Attached Document'.$A$1" table:expression="&quot;$Invoice.$#REF!$#REF!:$#REF!$#REF!&quot;"/>
        <table:named-range table:name="Excel_BuiltIn_Print_Titles_1_1" table:base-cell-address="$'Attached Document'.$A$1" table:cell-range-address="$'Attached Document'.$A$2:.$IC$2"/>
        <table:named-expression table:name="Excel_BuiltIn_Print_Titles_1___0" table:base-cell-address="$'Attached Document'.$A$1" table:expression="&quot;$Invoice.$#REF!$#REF!:$#REF!$#REF!&quot;"/>
        <table:named-range table:name="Excel_BuiltIn_Print_Area_1" table:base-cell-address="$'Attached Document'.$A$1" table:cell-range-address="$'Attached Document'.$A$2:.$AE$10" table:range-usable-as="print-range"/>
        <table:named-range table:name="Excel_BuiltIn_Print_Titles_1" table:base-cell-address="$'Attached Document'.$A$1" table:cell-range-address="$'Attached Document'.$A$2:.$IV$2" table:range-usable-as="repeat-column repeat-row"/>
      </table:named-expressions>
      <table:database-ranges>
        <table:database-range table:name="Excel_BuiltIn__FilterDatabase_1" table:target-range-address="'Attached Document'.A1:'Attached Document'.IV1"/>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modern"/>
    <style:font-face style:name="Arial3" svg:font-family="Arial" style:font-family-generic="swis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number number:decimal-places="2" number:min-integer-digits="1" number:grouping="true"/>
      <number:text> </number:text>
    </number:number-style>
    <number:number-style style:name="N158P1" style:volatile="true">
      <number:text>-£</number:text>
      <number:number number:decimal-places="2" number:min-integer-digits="1" number:grouping="true"/>
      <number:text> </number:text>
    </number:number-style>
    <number:number-style style:name="N158P2" style:volatile="true">
      <number:text> £-</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text>kr </number:text>
      <number:number number:decimal-places="0" number:min-integer-digits="1" number:grouping="true"/>
      <number:text> </number:text>
    </number:number-style>
    <number:number-style style:name="N162">
      <number:text>(kr </number:text>
      <number:number number:decimal-places="0" number:min-integer-digits="1" number:grouping="true"/>
      <number:text>)</number:text>
      <style:map style:condition="value()&gt;=0" style:apply-style-name="N162P0"/>
    </number:number-style>
    <number:number-style style:name="N163P0" style:volatile="true">
      <number:text>kr </number:text>
      <number:number number:decimal-places="0" number:min-integer-digits="1" number:grouping="true"/>
      <number:text> </number:text>
    </number:number-style>
    <number:number-style style:name="N163">
      <style:text-properties fo:color="#ff0000"/>
      <number:text>(kr </number:text>
      <number:number number:decimal-places="0" number:min-integer-digits="1" number:grouping="true"/>
      <number:text>)</number:text>
      <style:map style:condition="value()&gt;=0" style:apply-style-name="N163P0"/>
    </number:number-style>
    <number:number-style style:name="N165P0" style:volatile="true">
      <number:text>kr </number:text>
      <number:number number:decimal-places="2" number:min-integer-digits="1" number:grouping="true"/>
      <number:text> </number:text>
    </number:number-style>
    <number:number-style style:name="N165">
      <number:text>(kr </number:text>
      <number:number number:decimal-places="2" number:min-integer-digits="1" number:grouping="true"/>
      <number:text>)</number:text>
      <style:map style:condition="value()&gt;=0" style:apply-style-name="N165P0"/>
    </number:number-style>
    <number:number-style style:name="N166P0" style:volatile="true">
      <number:text>kr </number:text>
      <number:number number:decimal-places="2" number:min-integer-digits="1" number:grouping="true"/>
      <number:text> </number:text>
    </number:number-style>
    <number:number-style style:name="N166">
      <style:text-properties fo:color="#ff0000"/>
      <number:text>(kr </number:text>
      <number:number number:decimal-places="2" number:min-integer-digits="1" number:grouping="true"/>
      <number:text>)</number:text>
      <style:map style:condition="value()&gt;=0" style:apply-style-name="N166P0"/>
    </number:number-style>
    <number:number-style style:name="N170P0" style:volatile="true">
      <number:text> kr </number:text>
      <number:number number:decimal-places="0" number:min-integer-digits="1" number:grouping="true"/>
      <number:text> </number:text>
    </number:number-style>
    <number:number-style style:name="N170P1" style:volatile="true">
      <number:text> kr (</number:text>
      <number:number number:decimal-places="0" number:min-integer-digits="1" number:grouping="true"/>
      <number:text>)</number:text>
    </number:number-style>
    <number:number-style style:name="N170P2" style:volatile="true">
      <number:text> kr -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kr </number:text>
      <number:number number:decimal-places="2" number:min-integer-digits="1" number:grouping="true"/>
      <number:text> </number:text>
    </number:number-style>
    <number:number-style style:name="N174P1" style:volatile="true">
      <number:text> kr (</number:text>
      <number:number number:decimal-places="2" number:min-integer-digits="1" number:grouping="true"/>
      <number:text>)</number:text>
    </number:number-style>
    <number:number-style style:name="N174P2" style:volatile="true">
      <number:text> kr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6P0" style:volatile="true">
      <number:text>$</number:text>
      <number:number number:decimal-places="0" number:min-integer-digits="1" number:grouping="true"/>
    </number:number-style>
    <number:number-style style:name="N176">
      <number:text>-$</number:text>
      <number:number number:decimal-places="0" number:min-integer-digits="1" number:grouping="true"/>
      <style:map style:condition="value()&gt;=0" style:apply-style-name="N176P0"/>
    </number:number-style>
    <number:number-style style:name="N177P0" style:volatile="true">
      <number:text>$</number:text>
      <number:number number:decimal-places="0" number:min-integer-digits="1" number:grouping="true"/>
    </number:number-style>
    <number:number-style style:name="N177">
      <style:text-properties fo:color="#ff0000"/>
      <number:text>-$</number:text>
      <number:number number:decimal-places="0" number:min-integer-digits="1" number:grouping="true"/>
      <style:map style:condition="value()&gt;=0" style:apply-style-name="N177P0"/>
    </number:number-style>
    <number:number-style style:name="N179P0" style:volatile="true">
      <number:text>$</number:text>
      <number:number number:decimal-places="2" number:min-integer-digits="1" number:grouping="true"/>
    </number:number-style>
    <number:number-style style:name="N179">
      <number:text>-$</number:text>
      <number:number number:decimal-places="2" number:min-integer-digits="1" number:grouping="true"/>
      <style:map style:condition="value()&gt;=0" style:apply-style-name="N179P0"/>
    </number:number-style>
    <number:number-style style:name="N180P0" style:volatile="true">
      <number:text>$</number:text>
      <number:number number:decimal-places="2" number:min-integer-digits="1" number:grouping="true"/>
    </number:number-style>
    <number:number-style style:name="N180">
      <style:text-properties fo:color="#ff0000"/>
      <number:text>-$</number:text>
      <number:number number:decimal-places="2" number:min-integer-digits="1" number:grouping="true"/>
      <style:map style:condition="value()&gt;=0" style:apply-style-name="N180P0"/>
    </number:number-style>
    <number:number-style style:name="N182P0" style:volatile="true">
      <number:text> $</number:text>
      <number:number number:decimal-places="0" number:min-integer-digits="1" number:grouping="true"/>
      <number:text> </number:text>
    </number:number-style>
    <number:number-style style:name="N182P1" style:volatile="true">
      <number:text>-$</number:text>
      <number:number number:decimal-places="0" number:min-integer-digits="1" number:grouping="true"/>
      <number:text> </number:text>
    </number:number-style>
    <number:number-style style:name="N182P2" style:volatile="true">
      <number:text> $-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4P0" style:volatile="true">
      <number:text> $</number:text>
      <number:number number:decimal-places="2" number:min-integer-digits="1" number:grouping="true"/>
      <number:text> </number:text>
    </number:number-style>
    <number:number-style style:name="N184P1" style:volatile="true">
      <number:text>-$</number:text>
      <number:number number:decimal-places="2" number:min-integer-digits="1" number:grouping="true"/>
      <number:text> </number:text>
    </number:number-style>
    <number:number-style style:name="N184P2" style:volatile="true">
      <number:text>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number number:decimal-places="0" number:min-integer-digits="1" number:grouping="true"/>
      <number:text> kr</number:text>
    </number:number-style>
    <number:number-style style:name="N186">
      <number:text>-</number:text>
      <number:number number:decimal-places="0" number:min-integer-digits="1" number:grouping="true"/>
      <number:text> kr</number:text>
      <style:map style:condition="value()&gt;=0" style:apply-style-name="N186P0"/>
    </number:number-style>
    <number:number-style style:name="N187P0" style:volatile="true">
      <number:number number:decimal-places="0" number:min-integer-digits="1" number:grouping="true"/>
      <number:text> kr</number:text>
    </number:number-style>
    <number:number-style style:name="N187">
      <style:text-properties fo:color="#ff0000"/>
      <number:text>-</number:text>
      <number:number number:decimal-places="0" number:min-integer-digits="1" number:grouping="true"/>
      <number:text> kr</number:text>
      <style:map style:condition="value()&gt;=0" style:apply-style-name="N187P0"/>
    </number:number-style>
    <number:number-style style:name="N189P0" style:volatile="true">
      <number:number number:decimal-places="2" number:min-integer-digits="1" number:grouping="true"/>
      <number:text> kr</number:text>
    </number:number-style>
    <number:number-style style:name="N189">
      <number:text>-</number:text>
      <number:number number:decimal-places="2" number:min-integer-digits="1" number:grouping="true"/>
      <number:text> kr</number:text>
      <style:map style:condition="value()&gt;=0" style:apply-style-name="N189P0"/>
    </number:number-style>
    <number:number-style style:name="N190P0" style:volatile="true">
      <number:number number:decimal-places="2" number:min-integer-digits="1" number:grouping="true"/>
      <number:text> kr</number:text>
    </number:number-style>
    <number:number-style style:name="N190">
      <style:text-properties fo:color="#ff0000"/>
      <number:text>-</number:text>
      <number:number number:decimal-places="2" number:min-integer-digits="1" number:grouping="true"/>
      <number:text> kr</number:text>
      <style:map style:condition="value()&gt;=0" style:apply-style-name="N190P0"/>
    </number:number-style>
    <number:number-style style:name="N194P0" style:volatile="true">
      <number:number number:decimal-places="0" number:min-integer-digits="1" number:grouping="true"/>
      <number:text> kr </number:text>
    </number:number-style>
    <number:number-style style:name="N194P1" style:volatile="true">
      <number:text>-</number:text>
      <number:number number:decimal-places="0" number:min-integer-digits="1" number:grouping="true"/>
      <number:text> kr </number:text>
    </number:number-style>
    <number:number-style style:name="N194P2" style:volatile="true">
      <number:text> - kr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number number:decimal-places="0" number:min-integer-digits="1" number:grouping="true"/>
      <number:text>     </number:text>
    </number:number-style>
    <number:number-style style:name="N198P1" style:volatile="true">
      <number:text>-</number:text>
      <number:number number:decimal-places="0" number:min-integer-digits="1" number:grouping="true"/>
      <number:text>     </number:text>
    </number:number-style>
    <number:number-style style:name="N198P2" style:volatile="true">
      <number:text> -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number-style style:name="N202P0" style:volatile="true">
      <number:number number:decimal-places="2" number:min-integer-digits="1" number:grouping="true"/>
      <number:text> kr </number:text>
    </number:number-style>
    <number:number-style style:name="N202P1" style:volatile="true">
      <number:text>-</number:text>
      <number:number number:decimal-places="2" number:min-integer-digits="1" number:grouping="true"/>
      <number:text> kr </number:text>
    </number:number-style>
    <number:number-style style:name="N202P2" style:volatile="true">
      <number:text> -</number:text>
      <number:number number:decimal-places="0" number:min-integer-digits="0"/>
      <number:text> kr </number:text>
    </number:number-style>
    <number:text-style style:name="N202">
      <number:text-content/>
      <number:text> </number:text>
      <style:map style:condition="value()&gt;0" style:apply-style-name="N202P0"/>
      <style:map style:condition="value()&lt;0" style:apply-style-name="N202P1"/>
      <style:map style:condition="value()=0" style:apply-style-name="N202P2"/>
    </number:text-style>
    <number:number-style style:name="N206P0" style:volatile="true">
      <number:number number:decimal-places="2" number:min-integer-digits="1" number:grouping="true"/>
      <number:text>     </number:text>
    </number:number-style>
    <number:number-style style:name="N206P1" style:volatile="true">
      <number:text>-</number:text>
      <number:number number:decimal-places="2" number:min-integer-digits="1" number:grouping="true"/>
      <number:text>     </number:text>
    </number:number-style>
    <number:number-style style:name="N206P2" style:volatile="true">
      <number:text> -</number:text>
      <number:number number:decimal-places="0" number:min-integer-digits="0"/>
      <number:text>     </number:text>
    </number:number-style>
    <number:text-style style:name="N206">
      <number:text-content/>
      <number:text> </number:text>
      <style:map style:condition="value()&gt;0" style:apply-style-name="N206P0"/>
      <style:map style:condition="value()&lt;0" style:apply-style-name="N206P1"/>
      <style:map style:condition="value()=0" style:apply-style-name="N206P2"/>
    </number:text-style>
    <number:number-style style:name="N208P0" style:volatile="true">
      <number:text>£ </number:text>
      <number:number number:decimal-places="0" number:min-integer-digits="1" number:grouping="true"/>
    </number:number-style>
    <number:number-style style:name="N208">
      <number:text>-£ </number:text>
      <number:number number:decimal-places="0" number:min-integer-digits="1" number:grouping="true"/>
      <style:map style:condition="value()&gt;=0" style:apply-style-name="N208P0"/>
    </number:number-style>
    <number:number-style style:name="N209P0" style:volatile="true">
      <number:text>£ </number:text>
      <number:number number:decimal-places="0" number:min-integer-digits="1" number:grouping="true"/>
    </number:number-style>
    <number:number-style style:name="N209">
      <style:text-properties fo:color="#ff0000"/>
      <number:text>-£ </number:text>
      <number:number number:decimal-places="0" number:min-integer-digits="1" number:grouping="true"/>
      <style:map style:condition="value()&gt;=0" style:apply-style-name="N209P0"/>
    </number:number-style>
    <number:number-style style:name="N211P0" style:volatile="true">
      <number:text>£ </number:text>
      <number:number number:decimal-places="2" number:min-integer-digits="1" number:grouping="true"/>
    </number:number-style>
    <number:number-style style:name="N211">
      <number:text>-£ </number:text>
      <number:number number:decimal-places="2" number:min-integer-digits="1" number:grouping="true"/>
      <style:map style:condition="value()&gt;=0" style:apply-style-name="N211P0"/>
    </number:number-style>
    <number:number-style style:name="N212P0" style:volatile="true">
      <number:text>£ </number:text>
      <number:number number:decimal-places="2" number:min-integer-digits="1" number:grouping="true"/>
    </number:number-style>
    <number:number-style style:name="N212">
      <style:text-properties fo:color="#ff0000"/>
      <number:text>-£ </number:text>
      <number:number number:decimal-places="2" number:min-integer-digits="1" number:grouping="true"/>
      <style:map style:condition="value()&gt;=0" style:apply-style-name="N212P0"/>
    </number:number-style>
    <number:number-style style:name="N216P0" style:volatile="true">
      <number:text> £ </number:text>
      <number:number number:decimal-places="0" number:min-integer-digits="1" number:grouping="true"/>
      <number:text> </number:text>
    </number:number-style>
    <number:number-style style:name="N216P1" style:volatile="true">
      <number:text>-£ </number:text>
      <number:number number:decimal-places="0" number:min-integer-digits="1" number:grouping="true"/>
      <number:text> </number:text>
    </number:number-style>
    <number:number-style style:name="N216P2" style:volatile="true">
      <number:text> £ - </number:text>
    </number:number-style>
    <number:text-style style:name="N216">
      <number:text-content/>
      <number:text> </number:text>
      <style:map style:condition="value()&gt;0" style:apply-style-name="N216P0"/>
      <style:map style:condition="value()&lt;0" style:apply-style-name="N216P1"/>
      <style:map style:condition="value()=0" style:apply-style-name="N216P2"/>
    </number:text-style>
    <number:number-style style:name="N220P0" style:volatile="true">
      <number:text> £ </number:text>
      <number:number number:decimal-places="2" number:min-integer-digits="1" number:grouping="true"/>
      <number:text> </number:text>
    </number:number-style>
    <number:number-style style:name="N220P1" style:volatile="true">
      <number:text>-£ </number:text>
      <number:number number:decimal-places="2" number:min-integer-digits="1" number:grouping="true"/>
      <number:text> </number:text>
    </number:number-style>
    <number:number-style style:name="N220P2" style:volatile="true">
      <number:text> £ -</number:text>
      <number:number number:decimal-places="0" number:min-integer-digits="0"/>
      <number:text> </number:text>
    </number:number-style>
    <number:text-style style:name="N220">
      <number:text-content/>
      <number:text> </number:text>
      <style:map style:condition="value()&gt;0" style:apply-style-name="N220P0"/>
      <style:map style:condition="value()&lt;0" style:apply-style-name="N220P1"/>
      <style:map style:condition="value()=0" style:apply-style-name="N220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pm3">
      <style:page-layout-properties fo:page-width="841.86pt" fo:page-height="595.25pt" style:num-format="1" style:print-orientation="landscape" fo:margin-top="28.8pt" fo:margin-bottom="36pt" fo:margin-left="21.6pt" fo:margin-right="21.6pt" style:first-page-number="continue" style:scale-to="55%" style:writing-mode="lr-tb" style:print="charts drawings headers objects zero-values"/>
      <style:header-style>
        <style:header-footer-properties fo:min-height="21.29pt" fo:margin-left="32.26pt" fo:margin-right="32.26pt" fo:margin-bottom="0pt"/>
      </style:header-style>
      <style:footer-style>
        <style:header-footer-properties svg:height="0pt" fo:margin-left="32.26pt" fo:margin-right="32.26pt" fo:margin-top="0pt"/>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9">01/29/2008</text:date>, <text:time>15:22:43</text:time></text:p>
        </style:region-right>
      </style:header>
      <style:header-left style:display="false"/>
      <style:footer>
        <text:p>Page <text:page-number>1</text:page-number> / <text:page-count>99</text:page-count></text:p>
      </style:footer>
      <style:footer-left style:display="false"/>
    </style:master-page>
    <style:master-page style:name="PageStyle_5f_Attached_20_Document" style:display-name="PageStyle_Attached Document" style:page-layout-name="pm3">
      <style:header style:display="false"/>
      <style:header-left style:display="false"/>
      <style:footer>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1-29">01/29/2008</text:date></text:span><text:span text:style-name="T1"> GMT <text:s/></text:span><text:span text:style-name="T1"><text:time>15:22:43</text:time></text:span></text:p>
        </style:region-right>
      </style:footer>
      <style:footer-left style:display="false">
        <style:region-left>
          <text:p><text:span text:style-name="T1"><text:file-name text:display="name-and-extension">???</text:file-name></text:span></text:p>
        </style:region-left>
        <style:region-center>
          <text:p><text:span text:style-name="T1"><text:page-number>1</text:page-number></text:span><text:span text:style-name="T1"> (</text:span><text:span text:style-name="T1"><text:page-count>99</text:page-count></text:span><text:span text:style-name="T1">)</text:span></text:p>
        </style:region-center>
        <style:region-right>
          <text:p><text:span text:style-name="T1"><text:date style:data-style-name="N2" text:date-value="2008-01-29">01/29/2008</text:date></text:span><text:span text:style-name="T1"> GMT <text:s/></text:span><text:span text:style-name="T1"><text:time>15:22:43</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UBL</dc:title>
    <dc:description>v 2.0</dc:description>
    <meta:editing-cycles>1</meta:editing-cycles>
    <meta:editing-duration>PT0S</meta:editing-duration>
    <meta:user-defined meta:name="Info 1"/>
    <meta:user-defined meta:name="Info 2"/>
    <meta:user-defined meta:name="Info 3"/>
    <meta:user-defined meta:name="Info 4"/>
    <meta:document-statistic meta:table-count="1" meta:cell-count="276"/>
  </office:meta>
</office:document-meta>
</file>